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body>
    <office:spreadsheet>
      <table:table table:name="Pacientes" table:style-name="ta1">
        <table:table-row table:style-name="ro1">
          <table:table-cell table:value-type="string" office:value-type="string">
            <text:p>ID</text:p>
          </table:table-cell>
          <table:table-cell table:value-type="string" office:value-type="string">
            <text:p>Nome</text:p>
          </table:table-cell>
          <table:table-cell table:value-type="string" office:value-type="string">
            <text:p>Email</text:p>
          </table:table-cell>
          <table:table-cell table:value-type="string" office:value-type="string">
            <text:p>Telefone</text:p>
          </table:table-cell>
        </table:table-row>
        <table:table-row table:style-name="ro1">
          <table:table-cell table:value-type="string" office:value="ID001">
            <text:p>ID001</text:p>
          </table:table-cell>
          <table:table-cell table:value-type="string" office:value="Paciente 1">
            <text:p>Paciente 1</text:p>
          </table:table-cell>
          <table:table-cell table:value-type="string" office:value="pac1@email.com">
            <text:p>pac1@email.com</text:p>
          </table:table-cell>
          <table:table-cell table:value-type="string" office:value="11 9876-5001">
            <text:p>11 9876-5001</text:p>
          </table:table-cell>
        </table:table-row>
        <table:table-row table:style-name="ro1">
          <table:table-cell table:value-type="string" office:value="ID002">
            <text:p>ID002</text:p>
          </table:table-cell>
          <table:table-cell table:value-type="string" office:value="Paciente 2">
            <text:p>Paciente 2</text:p>
          </table:table-cell>
          <table:table-cell table:value-type="string" office:value="pac2@email.com">
            <text:p>pac2@email.com</text:p>
          </table:table-cell>
          <table:table-cell table:value-type="string" office:value="11 9876-5002">
            <text:p>11 9876-5002</text:p>
          </table:table-cell>
        </table:table-row>
        <table:table-row table:style-name="ro1">
          <table:table-cell table:value-type="string" office:value="ID003">
            <text:p>ID003</text:p>
          </table:table-cell>
          <table:table-cell table:value-type="string" office:value="Paciente 3">
            <text:p>Paciente 3</text:p>
          </table:table-cell>
          <table:table-cell table:value-type="string" office:value="pac3@email.com">
            <text:p>pac3@email.com</text:p>
          </table:table-cell>
          <table:table-cell table:value-type="string" office:value="11 9876-5003">
            <text:p>11 9876-5003</text:p>
          </table:table-cell>
        </table:table-row>
        <table:table-row table:style-name="ro1">
          <table:table-cell table:value-type="string" office:value="ID004">
            <text:p>ID004</text:p>
          </table:table-cell>
          <table:table-cell table:value-type="string" office:value="Paciente 4">
            <text:p>Paciente 4</text:p>
          </table:table-cell>
          <table:table-cell table:value-type="string" office:value="pac4@email.com">
            <text:p>pac4@email.com</text:p>
          </table:table-cell>
          <table:table-cell table:value-type="string" office:value="11 9876-5004">
            <text:p>11 9876-5004</text:p>
          </table:table-cell>
        </table:table-row>
        <table:table-row table:style-name="ro1">
          <table:table-cell table:value-type="string" office:value="ID005">
            <text:p>ID005</text:p>
          </table:table-cell>
          <table:table-cell table:value-type="string" office:value="Paciente 5">
            <text:p>Paciente 5</text:p>
          </table:table-cell>
          <table:table-cell table:value-type="string" office:value="pac5@email.com">
            <text:p>pac5@email.com</text:p>
          </table:table-cell>
          <table:table-cell table:value-type="string" office:value="11 9876-5005">
            <text:p>11 9876-5005</text:p>
          </table:table-cell>
        </table:table-row>
        <table:table-row table:style-name="ro1">
          <table:table-cell table:value-type="string" office:value="ID006">
            <text:p>ID006</text:p>
          </table:table-cell>
          <table:table-cell table:value-type="string" office:value="Paciente 6">
            <text:p>Paciente 6</text:p>
          </table:table-cell>
          <table:table-cell table:value-type="string" office:value="pac6@email.com">
            <text:p>pac6@email.com</text:p>
          </table:table-cell>
          <table:table-cell table:value-type="string" office:value="11 9876-5006">
            <text:p>11 9876-5006</text:p>
          </table:table-cell>
        </table:table-row>
        <table:table-row table:style-name="ro1">
          <table:table-cell table:value-type="string" office:value="ID007">
            <text:p>ID007</text:p>
          </table:table-cell>
          <table:table-cell table:value-type="string" office:value="Paciente 7">
            <text:p>Paciente 7</text:p>
          </table:table-cell>
          <table:table-cell table:value-type="string" office:value="pac7@email.com">
            <text:p>pac7@email.com</text:p>
          </table:table-cell>
          <table:table-cell table:value-type="string" office:value="11 9876-5007">
            <text:p>11 9876-5007</text:p>
          </table:table-cell>
        </table:table-row>
        <table:table-row table:style-name="ro1">
          <table:table-cell table:value-type="string" office:value="ID008">
            <text:p>ID008</text:p>
          </table:table-cell>
          <table:table-cell table:value-type="string" office:value="Paciente 8">
            <text:p>Paciente 8</text:p>
          </table:table-cell>
          <table:table-cell table:value-type="string" office:value="pac8@email.com">
            <text:p>pac8@email.com</text:p>
          </table:table-cell>
          <table:table-cell table:value-type="string" office:value="11 9876-5008">
            <text:p>11 9876-5008</text:p>
          </table:table-cell>
        </table:table-row>
        <table:table-row table:style-name="ro1">
          <table:table-cell table:value-type="string" office:value="ID009">
            <text:p>ID009</text:p>
          </table:table-cell>
          <table:table-cell table:value-type="string" office:value="Paciente 9">
            <text:p>Paciente 9</text:p>
          </table:table-cell>
          <table:table-cell table:value-type="string" office:value="pac9@email.com">
            <text:p>pac9@email.com</text:p>
          </table:table-cell>
          <table:table-cell table:value-type="string" office:value="11 9876-5009">
            <text:p>11 9876-5009</text:p>
          </table:table-cell>
        </table:table-row>
        <table:table-row table:style-name="ro1">
          <table:table-cell table:value-type="string" office:value="ID010">
            <text:p>ID010</text:p>
          </table:table-cell>
          <table:table-cell table:value-type="string" office:value="Paciente 10">
            <text:p>Paciente 10</text:p>
          </table:table-cell>
          <table:table-cell table:value-type="string" office:value="pac10@email.com">
            <text:p>pac10@email.com</text:p>
          </table:table-cell>
          <table:table-cell table:value-type="string" office:value="11 9876-5010">
            <text:p>11 9876-5010</text:p>
          </table:table-cell>
        </table:table-row>
        <table:table-row table:style-name="ro1">
          <table:table-cell table:value-type="string" office:value="ID011">
            <text:p>ID011</text:p>
          </table:table-cell>
          <table:table-cell table:value-type="string" office:value="Paciente 11">
            <text:p>Paciente 11</text:p>
          </table:table-cell>
          <table:table-cell table:value-type="string" office:value="pac11@email.com">
            <text:p>pac11@email.com</text:p>
          </table:table-cell>
          <table:table-cell table:value-type="string" office:value="11 9876-5011">
            <text:p>11 9876-5011</text:p>
          </table:table-cell>
        </table:table-row>
        <table:table-row table:style-name="ro1">
          <table:table-cell table:value-type="string" office:value="ID012">
            <text:p>ID012</text:p>
          </table:table-cell>
          <table:table-cell table:value-type="string" office:value="Paciente 12">
            <text:p>Paciente 12</text:p>
          </table:table-cell>
          <table:table-cell table:value-type="string" office:value="pac12@email.com">
            <text:p>pac12@email.com</text:p>
          </table:table-cell>
          <table:table-cell table:value-type="string" office:value="11 9876-5012">
            <text:p>11 9876-5012</text:p>
          </table:table-cell>
        </table:table-row>
        <table:table-row table:style-name="ro1">
          <table:table-cell table:value-type="string" office:value="ID013">
            <text:p>ID013</text:p>
          </table:table-cell>
          <table:table-cell table:value-type="string" office:value="Paciente 13">
            <text:p>Paciente 13</text:p>
          </table:table-cell>
          <table:table-cell table:value-type="string" office:value="pac13@email.com">
            <text:p>pac13@email.com</text:p>
          </table:table-cell>
          <table:table-cell table:value-type="string" office:value="11 9876-5013">
            <text:p>11 9876-5013</text:p>
          </table:table-cell>
        </table:table-row>
        <table:table-row table:style-name="ro1">
          <table:table-cell table:value-type="string" office:value="ID014">
            <text:p>ID014</text:p>
          </table:table-cell>
          <table:table-cell table:value-type="string" office:value="Paciente 14">
            <text:p>Paciente 14</text:p>
          </table:table-cell>
          <table:table-cell table:value-type="string" office:value="pac14@email.com">
            <text:p>pac14@email.com</text:p>
          </table:table-cell>
          <table:table-cell table:value-type="string" office:value="11 9876-5014">
            <text:p>11 9876-5014</text:p>
          </table:table-cell>
        </table:table-row>
        <table:table-row table:style-name="ro1">
          <table:table-cell table:value-type="string" office:value="ID015">
            <text:p>ID015</text:p>
          </table:table-cell>
          <table:table-cell table:value-type="string" office:value="Paciente 15">
            <text:p>Paciente 15</text:p>
          </table:table-cell>
          <table:table-cell table:value-type="string" office:value="pac15@email.com">
            <text:p>pac15@email.com</text:p>
          </table:table-cell>
          <table:table-cell table:value-type="string" office:value="11 9876-5015">
            <text:p>11 9876-5015</text:p>
          </table:table-cell>
        </table:table-row>
        <table:table-row table:style-name="ro1">
          <table:table-cell table:value-type="string" office:value="ID016">
            <text:p>ID016</text:p>
          </table:table-cell>
          <table:table-cell table:value-type="string" office:value="Paciente 16">
            <text:p>Paciente 16</text:p>
          </table:table-cell>
          <table:table-cell table:value-type="string" office:value="pac16@email.com">
            <text:p>pac16@email.com</text:p>
          </table:table-cell>
          <table:table-cell table:value-type="string" office:value="11 9876-5016">
            <text:p>11 9876-5016</text:p>
          </table:table-cell>
        </table:table-row>
        <table:table-row table:style-name="ro1">
          <table:table-cell table:value-type="string" office:value="ID017">
            <text:p>ID017</text:p>
          </table:table-cell>
          <table:table-cell table:value-type="string" office:value="Paciente 17">
            <text:p>Paciente 17</text:p>
          </table:table-cell>
          <table:table-cell table:value-type="string" office:value="pac17@email.com">
            <text:p>pac17@email.com</text:p>
          </table:table-cell>
          <table:table-cell table:value-type="string" office:value="11 9876-5017">
            <text:p>11 9876-5017</text:p>
          </table:table-cell>
        </table:table-row>
        <table:table-row table:style-name="ro1">
          <table:table-cell table:value-type="string" office:value="ID018">
            <text:p>ID018</text:p>
          </table:table-cell>
          <table:table-cell table:value-type="string" office:value="Paciente 18">
            <text:p>Paciente 18</text:p>
          </table:table-cell>
          <table:table-cell table:value-type="string" office:value="pac18@email.com">
            <text:p>pac18@email.com</text:p>
          </table:table-cell>
          <table:table-cell table:value-type="string" office:value="11 9876-5018">
            <text:p>11 9876-5018</text:p>
          </table:table-cell>
        </table:table-row>
        <table:table-row table:style-name="ro1">
          <table:table-cell table:value-type="string" office:value="ID019">
            <text:p>ID019</text:p>
          </table:table-cell>
          <table:table-cell table:value-type="string" office:value="Paciente 19">
            <text:p>Paciente 19</text:p>
          </table:table-cell>
          <table:table-cell table:value-type="string" office:value="pac19@email.com">
            <text:p>pac19@email.com</text:p>
          </table:table-cell>
          <table:table-cell table:value-type="string" office:value="11 9876-5019">
            <text:p>11 9876-5019</text:p>
          </table:table-cell>
        </table:table-row>
        <table:table-row table:style-name="ro1">
          <table:table-cell table:value-type="string" office:value="ID020">
            <text:p>ID020</text:p>
          </table:table-cell>
          <table:table-cell table:value-type="string" office:value="Paciente 20">
            <text:p>Paciente 20</text:p>
          </table:table-cell>
          <table:table-cell table:value-type="string" office:value="pac20@email.com">
            <text:p>pac20@email.com</text:p>
          </table:table-cell>
          <table:table-cell table:value-type="string" office:value="11 9876-5020">
            <text:p>11 9876-5020</text:p>
          </table:table-cell>
        </table:table-row>
        <table:table-row table:style-name="ro1">
          <table:table-cell table:value-type="string" office:value="ID021">
            <text:p>ID021</text:p>
          </table:table-cell>
          <table:table-cell table:value-type="string" office:value="Paciente 21">
            <text:p>Paciente 21</text:p>
          </table:table-cell>
          <table:table-cell table:value-type="string" office:value="pac21@email.com">
            <text:p>pac21@email.com</text:p>
          </table:table-cell>
          <table:table-cell table:value-type="string" office:value="11 9876-5021">
            <text:p>11 9876-5021</text:p>
          </table:table-cell>
        </table:table-row>
        <table:table-row table:style-name="ro1">
          <table:table-cell table:value-type="string" office:value="ID022">
            <text:p>ID022</text:p>
          </table:table-cell>
          <table:table-cell table:value-type="string" office:value="Paciente 22">
            <text:p>Paciente 22</text:p>
          </table:table-cell>
          <table:table-cell table:value-type="string" office:value="pac22@email.com">
            <text:p>pac22@email.com</text:p>
          </table:table-cell>
          <table:table-cell table:value-type="string" office:value="11 9876-5022">
            <text:p>11 9876-5022</text:p>
          </table:table-cell>
        </table:table-row>
        <table:table-row table:style-name="ro1">
          <table:table-cell table:value-type="string" office:value="ID023">
            <text:p>ID023</text:p>
          </table:table-cell>
          <table:table-cell table:value-type="string" office:value="Paciente 23">
            <text:p>Paciente 23</text:p>
          </table:table-cell>
          <table:table-cell table:value-type="string" office:value="pac23@email.com">
            <text:p>pac23@email.com</text:p>
          </table:table-cell>
          <table:table-cell table:value-type="string" office:value="11 9876-5023">
            <text:p>11 9876-5023</text:p>
          </table:table-cell>
        </table:table-row>
        <table:table-row table:style-name="ro1">
          <table:table-cell table:value-type="string" office:value="ID024">
            <text:p>ID024</text:p>
          </table:table-cell>
          <table:table-cell table:value-type="string" office:value="Paciente 24">
            <text:p>Paciente 24</text:p>
          </table:table-cell>
          <table:table-cell table:value-type="string" office:value="pac24@email.com">
            <text:p>pac24@email.com</text:p>
          </table:table-cell>
          <table:table-cell table:value-type="string" office:value="11 9876-5024">
            <text:p>11 9876-5024</text:p>
          </table:table-cell>
        </table:table-row>
        <table:table-row table:style-name="ro1">
          <table:table-cell table:value-type="string" office:value="ID025">
            <text:p>ID025</text:p>
          </table:table-cell>
          <table:table-cell table:value-type="string" office:value="Paciente 25">
            <text:p>Paciente 25</text:p>
          </table:table-cell>
          <table:table-cell table:value-type="string" office:value="pac25@email.com">
            <text:p>pac25@email.com</text:p>
          </table:table-cell>
          <table:table-cell table:value-type="string" office:value="11 9876-5025">
            <text:p>11 9876-5025</text:p>
          </table:table-cell>
        </table:table-row>
        <table:table-row table:style-name="ro1">
          <table:table-cell table:value-type="string" office:value="ID026">
            <text:p>ID026</text:p>
          </table:table-cell>
          <table:table-cell table:value-type="string" office:value="Paciente 26">
            <text:p>Paciente 26</text:p>
          </table:table-cell>
          <table:table-cell table:value-type="string" office:value="pac26@email.com">
            <text:p>pac26@email.com</text:p>
          </table:table-cell>
          <table:table-cell table:value-type="string" office:value="11 9876-5026">
            <text:p>11 9876-5026</text:p>
          </table:table-cell>
        </table:table-row>
        <table:table-row table:style-name="ro1">
          <table:table-cell table:value-type="string" office:value="ID027">
            <text:p>ID027</text:p>
          </table:table-cell>
          <table:table-cell table:value-type="string" office:value="Paciente 27">
            <text:p>Paciente 27</text:p>
          </table:table-cell>
          <table:table-cell table:value-type="string" office:value="pac27@email.com">
            <text:p>pac27@email.com</text:p>
          </table:table-cell>
          <table:table-cell table:value-type="string" office:value="11 9876-5027">
            <text:p>11 9876-5027</text:p>
          </table:table-cell>
        </table:table-row>
        <table:table-row table:style-name="ro1">
          <table:table-cell table:value-type="string" office:value="ID028">
            <text:p>ID028</text:p>
          </table:table-cell>
          <table:table-cell table:value-type="string" office:value="Paciente 28">
            <text:p>Paciente 28</text:p>
          </table:table-cell>
          <table:table-cell table:value-type="string" office:value="pac28@email.com">
            <text:p>pac28@email.com</text:p>
          </table:table-cell>
          <table:table-cell table:value-type="string" office:value="11 9876-5028">
            <text:p>11 9876-5028</text:p>
          </table:table-cell>
        </table:table-row>
        <table:table-row table:style-name="ro1">
          <table:table-cell table:value-type="string" office:value="ID029">
            <text:p>ID029</text:p>
          </table:table-cell>
          <table:table-cell table:value-type="string" office:value="Paciente 29">
            <text:p>Paciente 29</text:p>
          </table:table-cell>
          <table:table-cell table:value-type="string" office:value="pac29@email.com">
            <text:p>pac29@email.com</text:p>
          </table:table-cell>
          <table:table-cell table:value-type="string" office:value="11 9876-5029">
            <text:p>11 9876-5029</text:p>
          </table:table-cell>
        </table:table-row>
        <table:table-row table:style-name="ro1">
          <table:table-cell table:value-type="string" office:value="ID030">
            <text:p>ID030</text:p>
          </table:table-cell>
          <table:table-cell table:value-type="string" office:value="Paciente 30">
            <text:p>Paciente 30</text:p>
          </table:table-cell>
          <table:table-cell table:value-type="string" office:value="pac30@email.com">
            <text:p>pac30@email.com</text:p>
          </table:table-cell>
          <table:table-cell table:value-type="string" office:value="11 9876-5030">
            <text:p>11 9876-5030</text:p>
          </table:table-cell>
        </table:table-row>
        <table:table-row table:style-name="ro1">
          <table:table-cell table:value-type="string" office:value="ID031">
            <text:p>ID031</text:p>
          </table:table-cell>
          <table:table-cell table:value-type="string" office:value="Paciente 31">
            <text:p>Paciente 31</text:p>
          </table:table-cell>
          <table:table-cell table:value-type="string" office:value="pac31@email.com">
            <text:p>pac31@email.com</text:p>
          </table:table-cell>
          <table:table-cell table:value-type="string" office:value="11 9876-5031">
            <text:p>11 9876-5031</text:p>
          </table:table-cell>
        </table:table-row>
        <table:table-row table:style-name="ro1">
          <table:table-cell table:value-type="string" office:value="ID032">
            <text:p>ID032</text:p>
          </table:table-cell>
          <table:table-cell table:value-type="string" office:value="Paciente 32">
            <text:p>Paciente 32</text:p>
          </table:table-cell>
          <table:table-cell table:value-type="string" office:value="pac32@email.com">
            <text:p>pac32@email.com</text:p>
          </table:table-cell>
          <table:table-cell table:value-type="string" office:value="11 9876-5032">
            <text:p>11 9876-5032</text:p>
          </table:table-cell>
        </table:table-row>
        <table:table-row table:style-name="ro1">
          <table:table-cell table:value-type="string" office:value="ID033">
            <text:p>ID033</text:p>
          </table:table-cell>
          <table:table-cell table:value-type="string" office:value="Paciente 33">
            <text:p>Paciente 33</text:p>
          </table:table-cell>
          <table:table-cell table:value-type="string" office:value="pac33@email.com">
            <text:p>pac33@email.com</text:p>
          </table:table-cell>
          <table:table-cell table:value-type="string" office:value="11 9876-5033">
            <text:p>11 9876-5033</text:p>
          </table:table-cell>
        </table:table-row>
        <table:table-row table:style-name="ro1">
          <table:table-cell table:value-type="string" office:value="ID034">
            <text:p>ID034</text:p>
          </table:table-cell>
          <table:table-cell table:value-type="string" office:value="Paciente 34">
            <text:p>Paciente 34</text:p>
          </table:table-cell>
          <table:table-cell table:value-type="string" office:value="pac34@email.com">
            <text:p>pac34@email.com</text:p>
          </table:table-cell>
          <table:table-cell table:value-type="string" office:value="11 9876-5034">
            <text:p>11 9876-5034</text:p>
          </table:table-cell>
        </table:table-row>
        <table:table-row table:style-name="ro1">
          <table:table-cell table:value-type="string" office:value="ID035">
            <text:p>ID035</text:p>
          </table:table-cell>
          <table:table-cell table:value-type="string" office:value="Paciente 35">
            <text:p>Paciente 35</text:p>
          </table:table-cell>
          <table:table-cell table:value-type="string" office:value="pac35@email.com">
            <text:p>pac35@email.com</text:p>
          </table:table-cell>
          <table:table-cell table:value-type="string" office:value="11 9876-5035">
            <text:p>11 9876-5035</text:p>
          </table:table-cell>
        </table:table-row>
        <table:table-row table:style-name="ro1">
          <table:table-cell table:value-type="string" office:value="ID036">
            <text:p>ID036</text:p>
          </table:table-cell>
          <table:table-cell table:value-type="string" office:value="Paciente 36">
            <text:p>Paciente 36</text:p>
          </table:table-cell>
          <table:table-cell table:value-type="string" office:value="pac36@email.com">
            <text:p>pac36@email.com</text:p>
          </table:table-cell>
          <table:table-cell table:value-type="string" office:value="11 9876-5036">
            <text:p>11 9876-5036</text:p>
          </table:table-cell>
        </table:table-row>
        <table:table-row table:style-name="ro1">
          <table:table-cell table:value-type="string" office:value="ID037">
            <text:p>ID037</text:p>
          </table:table-cell>
          <table:table-cell table:value-type="string" office:value="Paciente 37">
            <text:p>Paciente 37</text:p>
          </table:table-cell>
          <table:table-cell table:value-type="string" office:value="pac37@email.com">
            <text:p>pac37@email.com</text:p>
          </table:table-cell>
          <table:table-cell table:value-type="string" office:value="11 9876-5037">
            <text:p>11 9876-5037</text:p>
          </table:table-cell>
        </table:table-row>
        <table:table-row table:style-name="ro1">
          <table:table-cell table:value-type="string" office:value="ID038">
            <text:p>ID038</text:p>
          </table:table-cell>
          <table:table-cell table:value-type="string" office:value="Paciente 38">
            <text:p>Paciente 38</text:p>
          </table:table-cell>
          <table:table-cell table:value-type="string" office:value="pac38@email.com">
            <text:p>pac38@email.com</text:p>
          </table:table-cell>
          <table:table-cell table:value-type="string" office:value="11 9876-5038">
            <text:p>11 9876-5038</text:p>
          </table:table-cell>
        </table:table-row>
        <table:table-row table:style-name="ro1">
          <table:table-cell table:value-type="string" office:value="ID039">
            <text:p>ID039</text:p>
          </table:table-cell>
          <table:table-cell table:value-type="string" office:value="Paciente 39">
            <text:p>Paciente 39</text:p>
          </table:table-cell>
          <table:table-cell table:value-type="string" office:value="pac39@email.com">
            <text:p>pac39@email.com</text:p>
          </table:table-cell>
          <table:table-cell table:value-type="string" office:value="11 9876-5039">
            <text:p>11 9876-5039</text:p>
          </table:table-cell>
        </table:table-row>
        <table:table-row table:style-name="ro1">
          <table:table-cell table:value-type="string" office:value="ID040">
            <text:p>ID040</text:p>
          </table:table-cell>
          <table:table-cell table:value-type="string" office:value="Paciente 40">
            <text:p>Paciente 40</text:p>
          </table:table-cell>
          <table:table-cell table:value-type="string" office:value="pac40@email.com">
            <text:p>pac40@email.com</text:p>
          </table:table-cell>
          <table:table-cell table:value-type="string" office:value="11 9876-5040">
            <text:p>11 9876-5040</text:p>
          </table:table-cell>
        </table:table-row>
        <table:table-row table:style-name="ro1">
          <table:table-cell table:value-type="string" office:value="ID041">
            <text:p>ID041</text:p>
          </table:table-cell>
          <table:table-cell table:value-type="string" office:value="Paciente 41">
            <text:p>Paciente 41</text:p>
          </table:table-cell>
          <table:table-cell table:value-type="string" office:value="pac41@email.com">
            <text:p>pac41@email.com</text:p>
          </table:table-cell>
          <table:table-cell table:value-type="string" office:value="11 9876-5041">
            <text:p>11 9876-5041</text:p>
          </table:table-cell>
        </table:table-row>
        <table:table-row table:style-name="ro1">
          <table:table-cell table:value-type="string" office:value="ID042">
            <text:p>ID042</text:p>
          </table:table-cell>
          <table:table-cell table:value-type="string" office:value="Paciente 42">
            <text:p>Paciente 42</text:p>
          </table:table-cell>
          <table:table-cell table:value-type="string" office:value="pac42@email.com">
            <text:p>pac42@email.com</text:p>
          </table:table-cell>
          <table:table-cell table:value-type="string" office:value="11 9876-5042">
            <text:p>11 9876-5042</text:p>
          </table:table-cell>
        </table:table-row>
        <table:table-row table:style-name="ro1">
          <table:table-cell table:value-type="string" office:value="ID043">
            <text:p>ID043</text:p>
          </table:table-cell>
          <table:table-cell table:value-type="string" office:value="Paciente 43">
            <text:p>Paciente 43</text:p>
          </table:table-cell>
          <table:table-cell table:value-type="string" office:value="pac43@email.com">
            <text:p>pac43@email.com</text:p>
          </table:table-cell>
          <table:table-cell table:value-type="string" office:value="11 9876-5043">
            <text:p>11 9876-5043</text:p>
          </table:table-cell>
        </table:table-row>
        <table:table-row table:style-name="ro1">
          <table:table-cell table:value-type="string" office:value="ID044">
            <text:p>ID044</text:p>
          </table:table-cell>
          <table:table-cell table:value-type="string" office:value="Paciente 44">
            <text:p>Paciente 44</text:p>
          </table:table-cell>
          <table:table-cell table:value-type="string" office:value="pac44@email.com">
            <text:p>pac44@email.com</text:p>
          </table:table-cell>
          <table:table-cell table:value-type="string" office:value="11 9876-5044">
            <text:p>11 9876-5044</text:p>
          </table:table-cell>
        </table:table-row>
        <table:table-row table:style-name="ro1">
          <table:table-cell table:value-type="string" office:value="ID045">
            <text:p>ID045</text:p>
          </table:table-cell>
          <table:table-cell table:value-type="string" office:value="Paciente 45">
            <text:p>Paciente 45</text:p>
          </table:table-cell>
          <table:table-cell table:value-type="string" office:value="pac45@email.com">
            <text:p>pac45@email.com</text:p>
          </table:table-cell>
          <table:table-cell table:value-type="string" office:value="11 9876-5045">
            <text:p>11 9876-5045</text:p>
          </table:table-cell>
        </table:table-row>
        <table:table-row table:style-name="ro1">
          <table:table-cell table:value-type="string" office:value="ID046">
            <text:p>ID046</text:p>
          </table:table-cell>
          <table:table-cell table:value-type="string" office:value="Paciente 46">
            <text:p>Paciente 46</text:p>
          </table:table-cell>
          <table:table-cell table:value-type="string" office:value="pac46@email.com">
            <text:p>pac46@email.com</text:p>
          </table:table-cell>
          <table:table-cell table:value-type="string" office:value="11 9876-5046">
            <text:p>11 9876-5046</text:p>
          </table:table-cell>
        </table:table-row>
        <table:table-row table:style-name="ro1">
          <table:table-cell table:value-type="string" office:value="ID047">
            <text:p>ID047</text:p>
          </table:table-cell>
          <table:table-cell table:value-type="string" office:value="Paciente 47">
            <text:p>Paciente 47</text:p>
          </table:table-cell>
          <table:table-cell table:value-type="string" office:value="pac47@email.com">
            <text:p>pac47@email.com</text:p>
          </table:table-cell>
          <table:table-cell table:value-type="string" office:value="11 9876-5047">
            <text:p>11 9876-5047</text:p>
          </table:table-cell>
        </table:table-row>
        <table:table-row table:style-name="ro1">
          <table:table-cell table:value-type="string" office:value="ID048">
            <text:p>ID048</text:p>
          </table:table-cell>
          <table:table-cell table:value-type="string" office:value="Paciente 48">
            <text:p>Paciente 48</text:p>
          </table:table-cell>
          <table:table-cell table:value-type="string" office:value="pac48@email.com">
            <text:p>pac48@email.com</text:p>
          </table:table-cell>
          <table:table-cell table:value-type="string" office:value="11 9876-5048">
            <text:p>11 9876-5048</text:p>
          </table:table-cell>
        </table:table-row>
        <table:table-row table:style-name="ro1">
          <table:table-cell table:value-type="string" office:value="ID049">
            <text:p>ID049</text:p>
          </table:table-cell>
          <table:table-cell table:value-type="string" office:value="Paciente 49">
            <text:p>Paciente 49</text:p>
          </table:table-cell>
          <table:table-cell table:value-type="string" office:value="pac49@email.com">
            <text:p>pac49@email.com</text:p>
          </table:table-cell>
          <table:table-cell table:value-type="string" office:value="11 9876-5049">
            <text:p>11 9876-5049</text:p>
          </table:table-cell>
        </table:table-row>
        <table:table-row table:style-name="ro1">
          <table:table-cell table:value-type="string" office:value="ID050">
            <text:p>ID050</text:p>
          </table:table-cell>
          <table:table-cell table:value-type="string" office:value="Paciente 50">
            <text:p>Paciente 50</text:p>
          </table:table-cell>
          <table:table-cell table:value-type="string" office:value="pac50@email.com">
            <text:p>pac50@email.com</text:p>
          </table:table-cell>
          <table:table-cell table:value-type="string" office:value="11 9876-5050">
            <text:p>11 9876-5050</text:p>
          </table:table-cell>
        </table:table-row>
        <table:table-row table:style-name="ro1">
          <table:table-cell table:value-type="string" office:value="ID051">
            <text:p>ID051</text:p>
          </table:table-cell>
          <table:table-cell table:value-type="string" office:value="Paciente 51">
            <text:p>Paciente 51</text:p>
          </table:table-cell>
          <table:table-cell table:value-type="string" office:value="pac51@email.com">
            <text:p>pac51@email.com</text:p>
          </table:table-cell>
          <table:table-cell table:value-type="string" office:value="11 9876-5051">
            <text:p>11 9876-5051</text:p>
          </table:table-cell>
        </table:table-row>
        <table:table-row table:style-name="ro1">
          <table:table-cell table:value-type="string" office:value="ID052">
            <text:p>ID052</text:p>
          </table:table-cell>
          <table:table-cell table:value-type="string" office:value="Paciente 52">
            <text:p>Paciente 52</text:p>
          </table:table-cell>
          <table:table-cell table:value-type="string" office:value="pac52@email.com">
            <text:p>pac52@email.com</text:p>
          </table:table-cell>
          <table:table-cell table:value-type="string" office:value="11 9876-5052">
            <text:p>11 9876-5052</text:p>
          </table:table-cell>
        </table:table-row>
        <table:table-row table:style-name="ro1">
          <table:table-cell table:value-type="string" office:value="ID053">
            <text:p>ID053</text:p>
          </table:table-cell>
          <table:table-cell table:value-type="string" office:value="Paciente 53">
            <text:p>Paciente 53</text:p>
          </table:table-cell>
          <table:table-cell table:value-type="string" office:value="pac53@email.com">
            <text:p>pac53@email.com</text:p>
          </table:table-cell>
          <table:table-cell table:value-type="string" office:value="11 9876-5053">
            <text:p>11 9876-5053</text:p>
          </table:table-cell>
        </table:table-row>
        <table:table-row table:style-name="ro1">
          <table:table-cell table:value-type="string" office:value="ID054">
            <text:p>ID054</text:p>
          </table:table-cell>
          <table:table-cell table:value-type="string" office:value="Paciente 54">
            <text:p>Paciente 54</text:p>
          </table:table-cell>
          <table:table-cell table:value-type="string" office:value="pac54@email.com">
            <text:p>pac54@email.com</text:p>
          </table:table-cell>
          <table:table-cell table:value-type="string" office:value="11 9876-5054">
            <text:p>11 9876-5054</text:p>
          </table:table-cell>
        </table:table-row>
        <table:table-row table:style-name="ro1">
          <table:table-cell table:value-type="string" office:value="ID055">
            <text:p>ID055</text:p>
          </table:table-cell>
          <table:table-cell table:value-type="string" office:value="Paciente 55">
            <text:p>Paciente 55</text:p>
          </table:table-cell>
          <table:table-cell table:value-type="string" office:value="pac55@email.com">
            <text:p>pac55@email.com</text:p>
          </table:table-cell>
          <table:table-cell table:value-type="string" office:value="11 9876-5055">
            <text:p>11 9876-5055</text:p>
          </table:table-cell>
        </table:table-row>
        <table:table-row table:style-name="ro1">
          <table:table-cell table:value-type="string" office:value="ID056">
            <text:p>ID056</text:p>
          </table:table-cell>
          <table:table-cell table:value-type="string" office:value="Paciente 56">
            <text:p>Paciente 56</text:p>
          </table:table-cell>
          <table:table-cell table:value-type="string" office:value="pac56@email.com">
            <text:p>pac56@email.com</text:p>
          </table:table-cell>
          <table:table-cell table:value-type="string" office:value="11 9876-5056">
            <text:p>11 9876-5056</text:p>
          </table:table-cell>
        </table:table-row>
        <table:table-row table:style-name="ro1">
          <table:table-cell table:value-type="string" office:value="ID057">
            <text:p>ID057</text:p>
          </table:table-cell>
          <table:table-cell table:value-type="string" office:value="Paciente 57">
            <text:p>Paciente 57</text:p>
          </table:table-cell>
          <table:table-cell table:value-type="string" office:value="pac57@email.com">
            <text:p>pac57@email.com</text:p>
          </table:table-cell>
          <table:table-cell table:value-type="string" office:value="11 9876-5057">
            <text:p>11 9876-5057</text:p>
          </table:table-cell>
        </table:table-row>
        <table:table-row table:style-name="ro1">
          <table:table-cell table:value-type="string" office:value="ID058">
            <text:p>ID058</text:p>
          </table:table-cell>
          <table:table-cell table:value-type="string" office:value="Paciente 58">
            <text:p>Paciente 58</text:p>
          </table:table-cell>
          <table:table-cell table:value-type="string" office:value="pac58@email.com">
            <text:p>pac58@email.com</text:p>
          </table:table-cell>
          <table:table-cell table:value-type="string" office:value="11 9876-5058">
            <text:p>11 9876-5058</text:p>
          </table:table-cell>
        </table:table-row>
        <table:table-row table:style-name="ro1">
          <table:table-cell table:value-type="string" office:value="ID059">
            <text:p>ID059</text:p>
          </table:table-cell>
          <table:table-cell table:value-type="string" office:value="Paciente 59">
            <text:p>Paciente 59</text:p>
          </table:table-cell>
          <table:table-cell table:value-type="string" office:value="pac59@email.com">
            <text:p>pac59@email.com</text:p>
          </table:table-cell>
          <table:table-cell table:value-type="string" office:value="11 9876-5059">
            <text:p>11 9876-5059</text:p>
          </table:table-cell>
        </table:table-row>
        <table:table-row table:style-name="ro1">
          <table:table-cell table:value-type="string" office:value="ID060">
            <text:p>ID060</text:p>
          </table:table-cell>
          <table:table-cell table:value-type="string" office:value="Paciente 60">
            <text:p>Paciente 60</text:p>
          </table:table-cell>
          <table:table-cell table:value-type="string" office:value="pac60@email.com">
            <text:p>pac60@email.com</text:p>
          </table:table-cell>
          <table:table-cell table:value-type="string" office:value="11 9876-5060">
            <text:p>11 9876-5060</text:p>
          </table:table-cell>
        </table:table-row>
        <table:table-row table:style-name="ro1">
          <table:table-cell table:value-type="string" office:value="ID061">
            <text:p>ID061</text:p>
          </table:table-cell>
          <table:table-cell table:value-type="string" office:value="Paciente 61">
            <text:p>Paciente 61</text:p>
          </table:table-cell>
          <table:table-cell table:value-type="string" office:value="pac61@email.com">
            <text:p>pac61@email.com</text:p>
          </table:table-cell>
          <table:table-cell table:value-type="string" office:value="11 9876-5061">
            <text:p>11 9876-5061</text:p>
          </table:table-cell>
        </table:table-row>
        <table:table-row table:style-name="ro1">
          <table:table-cell table:value-type="string" office:value="ID062">
            <text:p>ID062</text:p>
          </table:table-cell>
          <table:table-cell table:value-type="string" office:value="Paciente 62">
            <text:p>Paciente 62</text:p>
          </table:table-cell>
          <table:table-cell table:value-type="string" office:value="pac62@email.com">
            <text:p>pac62@email.com</text:p>
          </table:table-cell>
          <table:table-cell table:value-type="string" office:value="11 9876-5062">
            <text:p>11 9876-5062</text:p>
          </table:table-cell>
        </table:table-row>
        <table:table-row table:style-name="ro1">
          <table:table-cell table:value-type="string" office:value="ID063">
            <text:p>ID063</text:p>
          </table:table-cell>
          <table:table-cell table:value-type="string" office:value="Paciente 63">
            <text:p>Paciente 63</text:p>
          </table:table-cell>
          <table:table-cell table:value-type="string" office:value="pac63@email.com">
            <text:p>pac63@email.com</text:p>
          </table:table-cell>
          <table:table-cell table:value-type="string" office:value="11 9876-5063">
            <text:p>11 9876-5063</text:p>
          </table:table-cell>
        </table:table-row>
        <table:table-row table:style-name="ro1">
          <table:table-cell table:value-type="string" office:value="ID064">
            <text:p>ID064</text:p>
          </table:table-cell>
          <table:table-cell table:value-type="string" office:value="Paciente 64">
            <text:p>Paciente 64</text:p>
          </table:table-cell>
          <table:table-cell table:value-type="string" office:value="pac64@email.com">
            <text:p>pac64@email.com</text:p>
          </table:table-cell>
          <table:table-cell table:value-type="string" office:value="11 9876-5064">
            <text:p>11 9876-5064</text:p>
          </table:table-cell>
        </table:table-row>
        <table:table-row table:style-name="ro1">
          <table:table-cell table:value-type="string" office:value="ID065">
            <text:p>ID065</text:p>
          </table:table-cell>
          <table:table-cell table:value-type="string" office:value="Paciente 65">
            <text:p>Paciente 65</text:p>
          </table:table-cell>
          <table:table-cell table:value-type="string" office:value="pac65@email.com">
            <text:p>pac65@email.com</text:p>
          </table:table-cell>
          <table:table-cell table:value-type="string" office:value="11 9876-5065">
            <text:p>11 9876-5065</text:p>
          </table:table-cell>
        </table:table-row>
        <table:table-row table:style-name="ro1">
          <table:table-cell table:value-type="string" office:value="ID066">
            <text:p>ID066</text:p>
          </table:table-cell>
          <table:table-cell table:value-type="string" office:value="Paciente 66">
            <text:p>Paciente 66</text:p>
          </table:table-cell>
          <table:table-cell table:value-type="string" office:value="pac66@email.com">
            <text:p>pac66@email.com</text:p>
          </table:table-cell>
          <table:table-cell table:value-type="string" office:value="11 9876-5066">
            <text:p>11 9876-5066</text:p>
          </table:table-cell>
        </table:table-row>
        <table:table-row table:style-name="ro1">
          <table:table-cell table:value-type="string" office:value="ID067">
            <text:p>ID067</text:p>
          </table:table-cell>
          <table:table-cell table:value-type="string" office:value="Paciente 67">
            <text:p>Paciente 67</text:p>
          </table:table-cell>
          <table:table-cell table:value-type="string" office:value="pac67@email.com">
            <text:p>pac67@email.com</text:p>
          </table:table-cell>
          <table:table-cell table:value-type="string" office:value="11 9876-5067">
            <text:p>11 9876-5067</text:p>
          </table:table-cell>
        </table:table-row>
        <table:table-row table:style-name="ro1">
          <table:table-cell table:value-type="string" office:value="ID068">
            <text:p>ID068</text:p>
          </table:table-cell>
          <table:table-cell table:value-type="string" office:value="Paciente 68">
            <text:p>Paciente 68</text:p>
          </table:table-cell>
          <table:table-cell table:value-type="string" office:value="pac68@email.com">
            <text:p>pac68@email.com</text:p>
          </table:table-cell>
          <table:table-cell table:value-type="string" office:value="11 9876-5068">
            <text:p>11 9876-5068</text:p>
          </table:table-cell>
        </table:table-row>
        <table:table-row table:style-name="ro1">
          <table:table-cell table:value-type="string" office:value="ID069">
            <text:p>ID069</text:p>
          </table:table-cell>
          <table:table-cell table:value-type="string" office:value="Paciente 69">
            <text:p>Paciente 69</text:p>
          </table:table-cell>
          <table:table-cell table:value-type="string" office:value="pac69@email.com">
            <text:p>pac69@email.com</text:p>
          </table:table-cell>
          <table:table-cell table:value-type="string" office:value="11 9876-5069">
            <text:p>11 9876-5069</text:p>
          </table:table-cell>
        </table:table-row>
        <table:table-row table:style-name="ro1">
          <table:table-cell table:value-type="string" office:value="ID070">
            <text:p>ID070</text:p>
          </table:table-cell>
          <table:table-cell table:value-type="string" office:value="Paciente 70">
            <text:p>Paciente 70</text:p>
          </table:table-cell>
          <table:table-cell table:value-type="string" office:value="pac70@email.com">
            <text:p>pac70@email.com</text:p>
          </table:table-cell>
          <table:table-cell table:value-type="string" office:value="11 9876-5070">
            <text:p>11 9876-5070</text:p>
          </table:table-cell>
        </table:table-row>
        <table:table-row table:style-name="ro1">
          <table:table-cell table:value-type="string" office:value="ID071">
            <text:p>ID071</text:p>
          </table:table-cell>
          <table:table-cell table:value-type="string" office:value="Paciente 71">
            <text:p>Paciente 71</text:p>
          </table:table-cell>
          <table:table-cell table:value-type="string" office:value="pac71@email.com">
            <text:p>pac71@email.com</text:p>
          </table:table-cell>
          <table:table-cell table:value-type="string" office:value="11 9876-5071">
            <text:p>11 9876-5071</text:p>
          </table:table-cell>
        </table:table-row>
        <table:table-row table:style-name="ro1">
          <table:table-cell table:value-type="string" office:value="ID072">
            <text:p>ID072</text:p>
          </table:table-cell>
          <table:table-cell table:value-type="string" office:value="Paciente 72">
            <text:p>Paciente 72</text:p>
          </table:table-cell>
          <table:table-cell table:value-type="string" office:value="pac72@email.com">
            <text:p>pac72@email.com</text:p>
          </table:table-cell>
          <table:table-cell table:value-type="string" office:value="11 9876-5072">
            <text:p>11 9876-5072</text:p>
          </table:table-cell>
        </table:table-row>
        <table:table-row table:style-name="ro1">
          <table:table-cell table:value-type="string" office:value="ID073">
            <text:p>ID073</text:p>
          </table:table-cell>
          <table:table-cell table:value-type="string" office:value="Paciente 73">
            <text:p>Paciente 73</text:p>
          </table:table-cell>
          <table:table-cell table:value-type="string" office:value="pac73@email.com">
            <text:p>pac73@email.com</text:p>
          </table:table-cell>
          <table:table-cell table:value-type="string" office:value="11 9876-5073">
            <text:p>11 9876-5073</text:p>
          </table:table-cell>
        </table:table-row>
        <table:table-row table:style-name="ro1">
          <table:table-cell table:value-type="string" office:value="ID074">
            <text:p>ID074</text:p>
          </table:table-cell>
          <table:table-cell table:value-type="string" office:value="Paciente 74">
            <text:p>Paciente 74</text:p>
          </table:table-cell>
          <table:table-cell table:value-type="string" office:value="pac74@email.com">
            <text:p>pac74@email.com</text:p>
          </table:table-cell>
          <table:table-cell table:value-type="string" office:value="11 9876-5074">
            <text:p>11 9876-5074</text:p>
          </table:table-cell>
        </table:table-row>
        <table:table-row table:style-name="ro1">
          <table:table-cell table:value-type="string" office:value="ID075">
            <text:p>ID075</text:p>
          </table:table-cell>
          <table:table-cell table:value-type="string" office:value="Paciente 75">
            <text:p>Paciente 75</text:p>
          </table:table-cell>
          <table:table-cell table:value-type="string" office:value="pac75@email.com">
            <text:p>pac75@email.com</text:p>
          </table:table-cell>
          <table:table-cell table:value-type="string" office:value="11 9876-5075">
            <text:p>11 9876-5075</text:p>
          </table:table-cell>
        </table:table-row>
        <table:table-row table:style-name="ro1">
          <table:table-cell table:value-type="string" office:value="ID076">
            <text:p>ID076</text:p>
          </table:table-cell>
          <table:table-cell table:value-type="string" office:value="Paciente 76">
            <text:p>Paciente 76</text:p>
          </table:table-cell>
          <table:table-cell table:value-type="string" office:value="pac76@email.com">
            <text:p>pac76@email.com</text:p>
          </table:table-cell>
          <table:table-cell table:value-type="string" office:value="11 9876-5076">
            <text:p>11 9876-5076</text:p>
          </table:table-cell>
        </table:table-row>
        <table:table-row table:style-name="ro1">
          <table:table-cell table:value-type="string" office:value="ID077">
            <text:p>ID077</text:p>
          </table:table-cell>
          <table:table-cell table:value-type="string" office:value="Paciente 77">
            <text:p>Paciente 77</text:p>
          </table:table-cell>
          <table:table-cell table:value-type="string" office:value="pac77@email.com">
            <text:p>pac77@email.com</text:p>
          </table:table-cell>
          <table:table-cell table:value-type="string" office:value="11 9876-5077">
            <text:p>11 9876-5077</text:p>
          </table:table-cell>
        </table:table-row>
        <table:table-row table:style-name="ro1">
          <table:table-cell table:value-type="string" office:value="ID078">
            <text:p>ID078</text:p>
          </table:table-cell>
          <table:table-cell table:value-type="string" office:value="Paciente 78">
            <text:p>Paciente 78</text:p>
          </table:table-cell>
          <table:table-cell table:value-type="string" office:value="pac78@email.com">
            <text:p>pac78@email.com</text:p>
          </table:table-cell>
          <table:table-cell table:value-type="string" office:value="11 9876-5078">
            <text:p>11 9876-5078</text:p>
          </table:table-cell>
        </table:table-row>
        <table:table-row table:style-name="ro1">
          <table:table-cell table:value-type="string" office:value="ID079">
            <text:p>ID079</text:p>
          </table:table-cell>
          <table:table-cell table:value-type="string" office:value="Paciente 79">
            <text:p>Paciente 79</text:p>
          </table:table-cell>
          <table:table-cell table:value-type="string" office:value="pac79@email.com">
            <text:p>pac79@email.com</text:p>
          </table:table-cell>
          <table:table-cell table:value-type="string" office:value="11 9876-5079">
            <text:p>11 9876-5079</text:p>
          </table:table-cell>
        </table:table-row>
        <table:table-row table:style-name="ro1">
          <table:table-cell table:value-type="string" office:value="ID080">
            <text:p>ID080</text:p>
          </table:table-cell>
          <table:table-cell table:value-type="string" office:value="Paciente 80">
            <text:p>Paciente 80</text:p>
          </table:table-cell>
          <table:table-cell table:value-type="string" office:value="pac80@email.com">
            <text:p>pac80@email.com</text:p>
          </table:table-cell>
          <table:table-cell table:value-type="string" office:value="11 9876-5080">
            <text:p>11 9876-5080</text:p>
          </table:table-cell>
        </table:table-row>
        <table:table-row table:style-name="ro1">
          <table:table-cell table:value-type="string" office:value="ID081">
            <text:p>ID081</text:p>
          </table:table-cell>
          <table:table-cell table:value-type="string" office:value="Paciente 81">
            <text:p>Paciente 81</text:p>
          </table:table-cell>
          <table:table-cell table:value-type="string" office:value="pac81@email.com">
            <text:p>pac81@email.com</text:p>
          </table:table-cell>
          <table:table-cell table:value-type="string" office:value="11 9876-5081">
            <text:p>11 9876-5081</text:p>
          </table:table-cell>
        </table:table-row>
        <table:table-row table:style-name="ro1">
          <table:table-cell table:value-type="string" office:value="ID082">
            <text:p>ID082</text:p>
          </table:table-cell>
          <table:table-cell table:value-type="string" office:value="Paciente 82">
            <text:p>Paciente 82</text:p>
          </table:table-cell>
          <table:table-cell table:value-type="string" office:value="pac82@email.com">
            <text:p>pac82@email.com</text:p>
          </table:table-cell>
          <table:table-cell table:value-type="string" office:value="11 9876-5082">
            <text:p>11 9876-5082</text:p>
          </table:table-cell>
        </table:table-row>
        <table:table-row table:style-name="ro1">
          <table:table-cell table:value-type="string" office:value="ID083">
            <text:p>ID083</text:p>
          </table:table-cell>
          <table:table-cell table:value-type="string" office:value="Paciente 83">
            <text:p>Paciente 83</text:p>
          </table:table-cell>
          <table:table-cell table:value-type="string" office:value="pac83@email.com">
            <text:p>pac83@email.com</text:p>
          </table:table-cell>
          <table:table-cell table:value-type="string" office:value="11 9876-5083">
            <text:p>11 9876-5083</text:p>
          </table:table-cell>
        </table:table-row>
        <table:table-row table:style-name="ro1">
          <table:table-cell table:value-type="string" office:value="ID084">
            <text:p>ID084</text:p>
          </table:table-cell>
          <table:table-cell table:value-type="string" office:value="Paciente 84">
            <text:p>Paciente 84</text:p>
          </table:table-cell>
          <table:table-cell table:value-type="string" office:value="pac84@email.com">
            <text:p>pac84@email.com</text:p>
          </table:table-cell>
          <table:table-cell table:value-type="string" office:value="11 9876-5084">
            <text:p>11 9876-5084</text:p>
          </table:table-cell>
        </table:table-row>
        <table:table-row table:style-name="ro1">
          <table:table-cell table:value-type="string" office:value="ID085">
            <text:p>ID085</text:p>
          </table:table-cell>
          <table:table-cell table:value-type="string" office:value="Paciente 85">
            <text:p>Paciente 85</text:p>
          </table:table-cell>
          <table:table-cell table:value-type="string" office:value="pac85@email.com">
            <text:p>pac85@email.com</text:p>
          </table:table-cell>
          <table:table-cell table:value-type="string" office:value="11 9876-5085">
            <text:p>11 9876-5085</text:p>
          </table:table-cell>
        </table:table-row>
        <table:table-row table:style-name="ro1">
          <table:table-cell table:value-type="string" office:value="ID086">
            <text:p>ID086</text:p>
          </table:table-cell>
          <table:table-cell table:value-type="string" office:value="Paciente 86">
            <text:p>Paciente 86</text:p>
          </table:table-cell>
          <table:table-cell table:value-type="string" office:value="pac86@email.com">
            <text:p>pac86@email.com</text:p>
          </table:table-cell>
          <table:table-cell table:value-type="string" office:value="11 9876-5086">
            <text:p>11 9876-5086</text:p>
          </table:table-cell>
        </table:table-row>
        <table:table-row table:style-name="ro1">
          <table:table-cell table:value-type="string" office:value="ID087">
            <text:p>ID087</text:p>
          </table:table-cell>
          <table:table-cell table:value-type="string" office:value="Paciente 87">
            <text:p>Paciente 87</text:p>
          </table:table-cell>
          <table:table-cell table:value-type="string" office:value="pac87@email.com">
            <text:p>pac87@email.com</text:p>
          </table:table-cell>
          <table:table-cell table:value-type="string" office:value="11 9876-5087">
            <text:p>11 9876-5087</text:p>
          </table:table-cell>
        </table:table-row>
        <table:table-row table:style-name="ro1">
          <table:table-cell table:value-type="string" office:value="ID088">
            <text:p>ID088</text:p>
          </table:table-cell>
          <table:table-cell table:value-type="string" office:value="Paciente 88">
            <text:p>Paciente 88</text:p>
          </table:table-cell>
          <table:table-cell table:value-type="string" office:value="pac88@email.com">
            <text:p>pac88@email.com</text:p>
          </table:table-cell>
          <table:table-cell table:value-type="string" office:value="11 9876-5088">
            <text:p>11 9876-5088</text:p>
          </table:table-cell>
        </table:table-row>
        <table:table-row table:style-name="ro1">
          <table:table-cell table:value-type="string" office:value="ID089">
            <text:p>ID089</text:p>
          </table:table-cell>
          <table:table-cell table:value-type="string" office:value="Paciente 89">
            <text:p>Paciente 89</text:p>
          </table:table-cell>
          <table:table-cell table:value-type="string" office:value="pac89@email.com">
            <text:p>pac89@email.com</text:p>
          </table:table-cell>
          <table:table-cell table:value-type="string" office:value="11 9876-5089">
            <text:p>11 9876-5089</text:p>
          </table:table-cell>
        </table:table-row>
        <table:table-row table:style-name="ro1">
          <table:table-cell table:value-type="string" office:value="ID090">
            <text:p>ID090</text:p>
          </table:table-cell>
          <table:table-cell table:value-type="string" office:value="Paciente 90">
            <text:p>Paciente 90</text:p>
          </table:table-cell>
          <table:table-cell table:value-type="string" office:value="pac90@email.com">
            <text:p>pac90@email.com</text:p>
          </table:table-cell>
          <table:table-cell table:value-type="string" office:value="11 9876-5090">
            <text:p>11 9876-5090</text:p>
          </table:table-cell>
        </table:table-row>
        <table:table-row table:style-name="ro1">
          <table:table-cell table:value-type="string" office:value="ID091">
            <text:p>ID091</text:p>
          </table:table-cell>
          <table:table-cell table:value-type="string" office:value="Paciente 91">
            <text:p>Paciente 91</text:p>
          </table:table-cell>
          <table:table-cell table:value-type="string" office:value="pac91@email.com">
            <text:p>pac91@email.com</text:p>
          </table:table-cell>
          <table:table-cell table:value-type="string" office:value="11 9876-5091">
            <text:p>11 9876-5091</text:p>
          </table:table-cell>
        </table:table-row>
        <table:table-row table:style-name="ro1">
          <table:table-cell table:value-type="string" office:value="ID092">
            <text:p>ID092</text:p>
          </table:table-cell>
          <table:table-cell table:value-type="string" office:value="Paciente 92">
            <text:p>Paciente 92</text:p>
          </table:table-cell>
          <table:table-cell table:value-type="string" office:value="pac92@email.com">
            <text:p>pac92@email.com</text:p>
          </table:table-cell>
          <table:table-cell table:value-type="string" office:value="11 9876-5092">
            <text:p>11 9876-5092</text:p>
          </table:table-cell>
        </table:table-row>
        <table:table-row table:style-name="ro1">
          <table:table-cell table:value-type="string" office:value="ID093">
            <text:p>ID093</text:p>
          </table:table-cell>
          <table:table-cell table:value-type="string" office:value="Paciente 93">
            <text:p>Paciente 93</text:p>
          </table:table-cell>
          <table:table-cell table:value-type="string" office:value="pac93@email.com">
            <text:p>pac93@email.com</text:p>
          </table:table-cell>
          <table:table-cell table:value-type="string" office:value="11 9876-5093">
            <text:p>11 9876-5093</text:p>
          </table:table-cell>
        </table:table-row>
        <table:table-row table:style-name="ro1">
          <table:table-cell table:value-type="string" office:value="ID094">
            <text:p>ID094</text:p>
          </table:table-cell>
          <table:table-cell table:value-type="string" office:value="Paciente 94">
            <text:p>Paciente 94</text:p>
          </table:table-cell>
          <table:table-cell table:value-type="string" office:value="pac94@email.com">
            <text:p>pac94@email.com</text:p>
          </table:table-cell>
          <table:table-cell table:value-type="string" office:value="11 9876-5094">
            <text:p>11 9876-5094</text:p>
          </table:table-cell>
        </table:table-row>
        <table:table-row table:style-name="ro1">
          <table:table-cell table:value-type="string" office:value="ID095">
            <text:p>ID095</text:p>
          </table:table-cell>
          <table:table-cell table:value-type="string" office:value="Paciente 95">
            <text:p>Paciente 95</text:p>
          </table:table-cell>
          <table:table-cell table:value-type="string" office:value="pac95@email.com">
            <text:p>pac95@email.com</text:p>
          </table:table-cell>
          <table:table-cell table:value-type="string" office:value="11 9876-5095">
            <text:p>11 9876-5095</text:p>
          </table:table-cell>
        </table:table-row>
        <table:table-row table:style-name="ro1">
          <table:table-cell table:value-type="string" office:value="ID096">
            <text:p>ID096</text:p>
          </table:table-cell>
          <table:table-cell table:value-type="string" office:value="Paciente 96">
            <text:p>Paciente 96</text:p>
          </table:table-cell>
          <table:table-cell table:value-type="string" office:value="pac96@email.com">
            <text:p>pac96@email.com</text:p>
          </table:table-cell>
          <table:table-cell table:value-type="string" office:value="11 9876-5096">
            <text:p>11 9876-5096</text:p>
          </table:table-cell>
        </table:table-row>
        <table:table-row table:style-name="ro1">
          <table:table-cell table:value-type="string" office:value="ID097">
            <text:p>ID097</text:p>
          </table:table-cell>
          <table:table-cell table:value-type="string" office:value="Paciente 97">
            <text:p>Paciente 97</text:p>
          </table:table-cell>
          <table:table-cell table:value-type="string" office:value="pac97@email.com">
            <text:p>pac97@email.com</text:p>
          </table:table-cell>
          <table:table-cell table:value-type="string" office:value="11 9876-5097">
            <text:p>11 9876-5097</text:p>
          </table:table-cell>
        </table:table-row>
        <table:table-row table:style-name="ro1">
          <table:table-cell table:value-type="string" office:value="ID098">
            <text:p>ID098</text:p>
          </table:table-cell>
          <table:table-cell table:value-type="string" office:value="Paciente 98">
            <text:p>Paciente 98</text:p>
          </table:table-cell>
          <table:table-cell table:value-type="string" office:value="pac98@email.com">
            <text:p>pac98@email.com</text:p>
          </table:table-cell>
          <table:table-cell table:value-type="string" office:value="11 9876-5098">
            <text:p>11 9876-5098</text:p>
          </table:table-cell>
        </table:table-row>
        <table:table-row table:style-name="ro1">
          <table:table-cell table:value-type="string" office:value="ID099">
            <text:p>ID099</text:p>
          </table:table-cell>
          <table:table-cell table:value-type="string" office:value="Paciente 99">
            <text:p>Paciente 99</text:p>
          </table:table-cell>
          <table:table-cell table:value-type="string" office:value="pac99@email.com">
            <text:p>pac99@email.com</text:p>
          </table:table-cell>
          <table:table-cell table:value-type="string" office:value="11 9876-5099">
            <text:p>11 9876-5099</text:p>
          </table:table-cell>
        </table:table-row>
        <table:table-row table:style-name="ro1">
          <table:table-cell table:value-type="string" office:value="ID100">
            <text:p>ID100</text:p>
          </table:table-cell>
          <table:table-cell table:value-type="string" office:value="Paciente 100">
            <text:p>Paciente 100</text:p>
          </table:table-cell>
          <table:table-cell table:value-type="string" office:value="pac100@email.com">
            <text:p>pac100@email.com</text:p>
          </table:table-cell>
          <table:table-cell table:value-type="string" office:value="11 9876-5100">
            <text:p>11 9876-5100</text:p>
          </table:table-cell>
        </table:table-row>
        <table:table-row table:style-name="ro1">
          <table:table-cell table:value-type="string" office:value="ID101">
            <text:p>ID101</text:p>
          </table:table-cell>
          <table:table-cell table:value-type="string" office:value="Paciente 101">
            <text:p>Paciente 101</text:p>
          </table:table-cell>
          <table:table-cell table:value-type="string" office:value="pac101@email.com">
            <text:p>pac101@email.com</text:p>
          </table:table-cell>
          <table:table-cell table:value-type="string" office:value="11 9876-5101">
            <text:p>11 9876-5101</text:p>
          </table:table-cell>
        </table:table-row>
        <table:table-row table:style-name="ro1">
          <table:table-cell table:value-type="string" office:value="ID102">
            <text:p>ID102</text:p>
          </table:table-cell>
          <table:table-cell table:value-type="string" office:value="Paciente 102">
            <text:p>Paciente 102</text:p>
          </table:table-cell>
          <table:table-cell table:value-type="string" office:value="pac102@email.com">
            <text:p>pac102@email.com</text:p>
          </table:table-cell>
          <table:table-cell table:value-type="string" office:value="11 9876-5102">
            <text:p>11 9876-5102</text:p>
          </table:table-cell>
        </table:table-row>
        <table:table-row table:style-name="ro1">
          <table:table-cell table:value-type="string" office:value="ID103">
            <text:p>ID103</text:p>
          </table:table-cell>
          <table:table-cell table:value-type="string" office:value="Paciente 103">
            <text:p>Paciente 103</text:p>
          </table:table-cell>
          <table:table-cell table:value-type="string" office:value="pac103@email.com">
            <text:p>pac103@email.com</text:p>
          </table:table-cell>
          <table:table-cell table:value-type="string" office:value="11 9876-5103">
            <text:p>11 9876-5103</text:p>
          </table:table-cell>
        </table:table-row>
        <table:table-row table:style-name="ro1">
          <table:table-cell table:value-type="string" office:value="ID104">
            <text:p>ID104</text:p>
          </table:table-cell>
          <table:table-cell table:value-type="string" office:value="Paciente 104">
            <text:p>Paciente 104</text:p>
          </table:table-cell>
          <table:table-cell table:value-type="string" office:value="pac104@email.com">
            <text:p>pac104@email.com</text:p>
          </table:table-cell>
          <table:table-cell table:value-type="string" office:value="11 9876-5104">
            <text:p>11 9876-5104</text:p>
          </table:table-cell>
        </table:table-row>
        <table:table-row table:style-name="ro1">
          <table:table-cell table:value-type="string" office:value="ID105">
            <text:p>ID105</text:p>
          </table:table-cell>
          <table:table-cell table:value-type="string" office:value="Paciente 105">
            <text:p>Paciente 105</text:p>
          </table:table-cell>
          <table:table-cell table:value-type="string" office:value="pac105@email.com">
            <text:p>pac105@email.com</text:p>
          </table:table-cell>
          <table:table-cell table:value-type="string" office:value="11 9876-5105">
            <text:p>11 9876-5105</text:p>
          </table:table-cell>
        </table:table-row>
        <table:table-row table:style-name="ro1">
          <table:table-cell table:value-type="string" office:value="ID106">
            <text:p>ID106</text:p>
          </table:table-cell>
          <table:table-cell table:value-type="string" office:value="Paciente 106">
            <text:p>Paciente 106</text:p>
          </table:table-cell>
          <table:table-cell table:value-type="string" office:value="pac106@email.com">
            <text:p>pac106@email.com</text:p>
          </table:table-cell>
          <table:table-cell table:value-type="string" office:value="11 9876-5106">
            <text:p>11 9876-5106</text:p>
          </table:table-cell>
        </table:table-row>
        <table:table-row table:style-name="ro1">
          <table:table-cell table:value-type="string" office:value="ID107">
            <text:p>ID107</text:p>
          </table:table-cell>
          <table:table-cell table:value-type="string" office:value="Paciente 107">
            <text:p>Paciente 107</text:p>
          </table:table-cell>
          <table:table-cell table:value-type="string" office:value="pac107@email.com">
            <text:p>pac107@email.com</text:p>
          </table:table-cell>
          <table:table-cell table:value-type="string" office:value="11 9876-5107">
            <text:p>11 9876-5107</text:p>
          </table:table-cell>
        </table:table-row>
        <table:table-row table:style-name="ro1">
          <table:table-cell table:value-type="string" office:value="ID108">
            <text:p>ID108</text:p>
          </table:table-cell>
          <table:table-cell table:value-type="string" office:value="Paciente 108">
            <text:p>Paciente 108</text:p>
          </table:table-cell>
          <table:table-cell table:value-type="string" office:value="pac108@email.com">
            <text:p>pac108@email.com</text:p>
          </table:table-cell>
          <table:table-cell table:value-type="string" office:value="11 9876-5108">
            <text:p>11 9876-5108</text:p>
          </table:table-cell>
        </table:table-row>
        <table:table-row table:style-name="ro1">
          <table:table-cell table:value-type="string" office:value="ID109">
            <text:p>ID109</text:p>
          </table:table-cell>
          <table:table-cell table:value-type="string" office:value="Paciente 109">
            <text:p>Paciente 109</text:p>
          </table:table-cell>
          <table:table-cell table:value-type="string" office:value="pac109@email.com">
            <text:p>pac109@email.com</text:p>
          </table:table-cell>
          <table:table-cell table:value-type="string" office:value="11 9876-5109">
            <text:p>11 9876-5109</text:p>
          </table:table-cell>
        </table:table-row>
        <table:table-row table:style-name="ro1">
          <table:table-cell table:value-type="string" office:value="ID110">
            <text:p>ID110</text:p>
          </table:table-cell>
          <table:table-cell table:value-type="string" office:value="Paciente 110">
            <text:p>Paciente 110</text:p>
          </table:table-cell>
          <table:table-cell table:value-type="string" office:value="pac110@email.com">
            <text:p>pac110@email.com</text:p>
          </table:table-cell>
          <table:table-cell table:value-type="string" office:value="11 9876-5110">
            <text:p>11 9876-5110</text:p>
          </table:table-cell>
        </table:table-row>
        <table:table-row table:style-name="ro1">
          <table:table-cell table:value-type="string" office:value="ID111">
            <text:p>ID111</text:p>
          </table:table-cell>
          <table:table-cell table:value-type="string" office:value="Paciente 111">
            <text:p>Paciente 111</text:p>
          </table:table-cell>
          <table:table-cell table:value-type="string" office:value="pac111@email.com">
            <text:p>pac111@email.com</text:p>
          </table:table-cell>
          <table:table-cell table:value-type="string" office:value="11 9876-5111">
            <text:p>11 9876-5111</text:p>
          </table:table-cell>
        </table:table-row>
        <table:table-row table:style-name="ro1">
          <table:table-cell table:value-type="string" office:value="ID112">
            <text:p>ID112</text:p>
          </table:table-cell>
          <table:table-cell table:value-type="string" office:value="Paciente 112">
            <text:p>Paciente 112</text:p>
          </table:table-cell>
          <table:table-cell table:value-type="string" office:value="pac112@email.com">
            <text:p>pac112@email.com</text:p>
          </table:table-cell>
          <table:table-cell table:value-type="string" office:value="11 9876-5112">
            <text:p>11 9876-5112</text:p>
          </table:table-cell>
        </table:table-row>
        <table:table-row table:style-name="ro1">
          <table:table-cell table:value-type="string" office:value="ID113">
            <text:p>ID113</text:p>
          </table:table-cell>
          <table:table-cell table:value-type="string" office:value="Paciente 113">
            <text:p>Paciente 113</text:p>
          </table:table-cell>
          <table:table-cell table:value-type="string" office:value="pac113@email.com">
            <text:p>pac113@email.com</text:p>
          </table:table-cell>
          <table:table-cell table:value-type="string" office:value="11 9876-5113">
            <text:p>11 9876-5113</text:p>
          </table:table-cell>
        </table:table-row>
        <table:table-row table:style-name="ro1">
          <table:table-cell table:value-type="string" office:value="ID114">
            <text:p>ID114</text:p>
          </table:table-cell>
          <table:table-cell table:value-type="string" office:value="Paciente 114">
            <text:p>Paciente 114</text:p>
          </table:table-cell>
          <table:table-cell table:value-type="string" office:value="pac114@email.com">
            <text:p>pac114@email.com</text:p>
          </table:table-cell>
          <table:table-cell table:value-type="string" office:value="11 9876-5114">
            <text:p>11 9876-5114</text:p>
          </table:table-cell>
        </table:table-row>
        <table:table-row table:style-name="ro1">
          <table:table-cell table:value-type="string" office:value="ID115">
            <text:p>ID115</text:p>
          </table:table-cell>
          <table:table-cell table:value-type="string" office:value="Paciente 115">
            <text:p>Paciente 115</text:p>
          </table:table-cell>
          <table:table-cell table:value-type="string" office:value="pac115@email.com">
            <text:p>pac115@email.com</text:p>
          </table:table-cell>
          <table:table-cell table:value-type="string" office:value="11 9876-5115">
            <text:p>11 9876-5115</text:p>
          </table:table-cell>
        </table:table-row>
        <table:table-row table:style-name="ro1">
          <table:table-cell table:value-type="string" office:value="ID116">
            <text:p>ID116</text:p>
          </table:table-cell>
          <table:table-cell table:value-type="string" office:value="Paciente 116">
            <text:p>Paciente 116</text:p>
          </table:table-cell>
          <table:table-cell table:value-type="string" office:value="pac116@email.com">
            <text:p>pac116@email.com</text:p>
          </table:table-cell>
          <table:table-cell table:value-type="string" office:value="11 9876-5116">
            <text:p>11 9876-5116</text:p>
          </table:table-cell>
        </table:table-row>
        <table:table-row table:style-name="ro1">
          <table:table-cell table:value-type="string" office:value="ID117">
            <text:p>ID117</text:p>
          </table:table-cell>
          <table:table-cell table:value-type="string" office:value="Paciente 117">
            <text:p>Paciente 117</text:p>
          </table:table-cell>
          <table:table-cell table:value-type="string" office:value="pac117@email.com">
            <text:p>pac117@email.com</text:p>
          </table:table-cell>
          <table:table-cell table:value-type="string" office:value="11 9876-5117">
            <text:p>11 9876-5117</text:p>
          </table:table-cell>
        </table:table-row>
        <table:table-row table:style-name="ro1">
          <table:table-cell table:value-type="string" office:value="ID118">
            <text:p>ID118</text:p>
          </table:table-cell>
          <table:table-cell table:value-type="string" office:value="Paciente 118">
            <text:p>Paciente 118</text:p>
          </table:table-cell>
          <table:table-cell table:value-type="string" office:value="pac118@email.com">
            <text:p>pac118@email.com</text:p>
          </table:table-cell>
          <table:table-cell table:value-type="string" office:value="11 9876-5118">
            <text:p>11 9876-5118</text:p>
          </table:table-cell>
        </table:table-row>
        <table:table-row table:style-name="ro1">
          <table:table-cell table:value-type="string" office:value="ID119">
            <text:p>ID119</text:p>
          </table:table-cell>
          <table:table-cell table:value-type="string" office:value="Paciente 119">
            <text:p>Paciente 119</text:p>
          </table:table-cell>
          <table:table-cell table:value-type="string" office:value="pac119@email.com">
            <text:p>pac119@email.com</text:p>
          </table:table-cell>
          <table:table-cell table:value-type="string" office:value="11 9876-5119">
            <text:p>11 9876-5119</text:p>
          </table:table-cell>
        </table:table-row>
        <table:table-row table:style-name="ro1">
          <table:table-cell table:value-type="string" office:value="ID120">
            <text:p>ID120</text:p>
          </table:table-cell>
          <table:table-cell table:value-type="string" office:value="Paciente 120">
            <text:p>Paciente 120</text:p>
          </table:table-cell>
          <table:table-cell table:value-type="string" office:value="pac120@email.com">
            <text:p>pac120@email.com</text:p>
          </table:table-cell>
          <table:table-cell table:value-type="string" office:value="11 9876-5120">
            <text:p>11 9876-5120</text:p>
          </table:table-cell>
        </table:table-row>
        <table:table-row table:style-name="ro1">
          <table:table-cell table:value-type="string" office:value="ID121">
            <text:p>ID121</text:p>
          </table:table-cell>
          <table:table-cell table:value-type="string" office:value="Paciente 121">
            <text:p>Paciente 121</text:p>
          </table:table-cell>
          <table:table-cell table:value-type="string" office:value="pac121@email.com">
            <text:p>pac121@email.com</text:p>
          </table:table-cell>
          <table:table-cell table:value-type="string" office:value="11 9876-5121">
            <text:p>11 9876-5121</text:p>
          </table:table-cell>
        </table:table-row>
        <table:table-row table:style-name="ro1">
          <table:table-cell table:value-type="string" office:value="ID122">
            <text:p>ID122</text:p>
          </table:table-cell>
          <table:table-cell table:value-type="string" office:value="Paciente 122">
            <text:p>Paciente 122</text:p>
          </table:table-cell>
          <table:table-cell table:value-type="string" office:value="pac122@email.com">
            <text:p>pac122@email.com</text:p>
          </table:table-cell>
          <table:table-cell table:value-type="string" office:value="11 9876-5122">
            <text:p>11 9876-5122</text:p>
          </table:table-cell>
        </table:table-row>
        <table:table-row table:style-name="ro1">
          <table:table-cell table:value-type="string" office:value="ID123">
            <text:p>ID123</text:p>
          </table:table-cell>
          <table:table-cell table:value-type="string" office:value="Paciente 123">
            <text:p>Paciente 123</text:p>
          </table:table-cell>
          <table:table-cell table:value-type="string" office:value="pac123@email.com">
            <text:p>pac123@email.com</text:p>
          </table:table-cell>
          <table:table-cell table:value-type="string" office:value="11 9876-5123">
            <text:p>11 9876-5123</text:p>
          </table:table-cell>
        </table:table-row>
        <table:table-row table:style-name="ro1">
          <table:table-cell table:value-type="string" office:value="ID124">
            <text:p>ID124</text:p>
          </table:table-cell>
          <table:table-cell table:value-type="string" office:value="Paciente 124">
            <text:p>Paciente 124</text:p>
          </table:table-cell>
          <table:table-cell table:value-type="string" office:value="pac124@email.com">
            <text:p>pac124@email.com</text:p>
          </table:table-cell>
          <table:table-cell table:value-type="string" office:value="11 9876-5124">
            <text:p>11 9876-5124</text:p>
          </table:table-cell>
        </table:table-row>
        <table:table-row table:style-name="ro1">
          <table:table-cell table:value-type="string" office:value="ID125">
            <text:p>ID125</text:p>
          </table:table-cell>
          <table:table-cell table:value-type="string" office:value="Paciente 125">
            <text:p>Paciente 125</text:p>
          </table:table-cell>
          <table:table-cell table:value-type="string" office:value="pac125@email.com">
            <text:p>pac125@email.com</text:p>
          </table:table-cell>
          <table:table-cell table:value-type="string" office:value="11 9876-5125">
            <text:p>11 9876-5125</text:p>
          </table:table-cell>
        </table:table-row>
        <table:table-row table:style-name="ro1">
          <table:table-cell table:value-type="string" office:value="ID126">
            <text:p>ID126</text:p>
          </table:table-cell>
          <table:table-cell table:value-type="string" office:value="Paciente 126">
            <text:p>Paciente 126</text:p>
          </table:table-cell>
          <table:table-cell table:value-type="string" office:value="pac126@email.com">
            <text:p>pac126@email.com</text:p>
          </table:table-cell>
          <table:table-cell table:value-type="string" office:value="11 9876-5126">
            <text:p>11 9876-5126</text:p>
          </table:table-cell>
        </table:table-row>
        <table:table-row table:style-name="ro1">
          <table:table-cell table:value-type="string" office:value="ID127">
            <text:p>ID127</text:p>
          </table:table-cell>
          <table:table-cell table:value-type="string" office:value="Paciente 127">
            <text:p>Paciente 127</text:p>
          </table:table-cell>
          <table:table-cell table:value-type="string" office:value="pac127@email.com">
            <text:p>pac127@email.com</text:p>
          </table:table-cell>
          <table:table-cell table:value-type="string" office:value="11 9876-5127">
            <text:p>11 9876-5127</text:p>
          </table:table-cell>
        </table:table-row>
        <table:table-row table:style-name="ro1">
          <table:table-cell table:value-type="string" office:value="ID128">
            <text:p>ID128</text:p>
          </table:table-cell>
          <table:table-cell table:value-type="string" office:value="Paciente 128">
            <text:p>Paciente 128</text:p>
          </table:table-cell>
          <table:table-cell table:value-type="string" office:value="pac128@email.com">
            <text:p>pac128@email.com</text:p>
          </table:table-cell>
          <table:table-cell table:value-type="string" office:value="11 9876-5128">
            <text:p>11 9876-5128</text:p>
          </table:table-cell>
        </table:table-row>
        <table:table-row table:style-name="ro1">
          <table:table-cell table:value-type="string" office:value="ID129">
            <text:p>ID129</text:p>
          </table:table-cell>
          <table:table-cell table:value-type="string" office:value="Paciente 129">
            <text:p>Paciente 129</text:p>
          </table:table-cell>
          <table:table-cell table:value-type="string" office:value="pac129@email.com">
            <text:p>pac129@email.com</text:p>
          </table:table-cell>
          <table:table-cell table:value-type="string" office:value="11 9876-5129">
            <text:p>11 9876-5129</text:p>
          </table:table-cell>
        </table:table-row>
        <table:table-row table:style-name="ro1">
          <table:table-cell table:value-type="string" office:value="ID130">
            <text:p>ID130</text:p>
          </table:table-cell>
          <table:table-cell table:value-type="string" office:value="Paciente 130">
            <text:p>Paciente 130</text:p>
          </table:table-cell>
          <table:table-cell table:value-type="string" office:value="pac130@email.com">
            <text:p>pac130@email.com</text:p>
          </table:table-cell>
          <table:table-cell table:value-type="string" office:value="11 9876-5130">
            <text:p>11 9876-5130</text:p>
          </table:table-cell>
        </table:table-row>
        <table:table-row table:style-name="ro1">
          <table:table-cell table:value-type="string" office:value="ID131">
            <text:p>ID131</text:p>
          </table:table-cell>
          <table:table-cell table:value-type="string" office:value="Paciente 131">
            <text:p>Paciente 131</text:p>
          </table:table-cell>
          <table:table-cell table:value-type="string" office:value="pac131@email.com">
            <text:p>pac131@email.com</text:p>
          </table:table-cell>
          <table:table-cell table:value-type="string" office:value="11 9876-5131">
            <text:p>11 9876-5131</text:p>
          </table:table-cell>
        </table:table-row>
        <table:table-row table:style-name="ro1">
          <table:table-cell table:value-type="string" office:value="ID132">
            <text:p>ID132</text:p>
          </table:table-cell>
          <table:table-cell table:value-type="string" office:value="Paciente 132">
            <text:p>Paciente 132</text:p>
          </table:table-cell>
          <table:table-cell table:value-type="string" office:value="pac132@email.com">
            <text:p>pac132@email.com</text:p>
          </table:table-cell>
          <table:table-cell table:value-type="string" office:value="11 9876-5132">
            <text:p>11 9876-5132</text:p>
          </table:table-cell>
        </table:table-row>
        <table:table-row table:style-name="ro1">
          <table:table-cell table:value-type="string" office:value="ID133">
            <text:p>ID133</text:p>
          </table:table-cell>
          <table:table-cell table:value-type="string" office:value="Paciente 133">
            <text:p>Paciente 133</text:p>
          </table:table-cell>
          <table:table-cell table:value-type="string" office:value="pac133@email.com">
            <text:p>pac133@email.com</text:p>
          </table:table-cell>
          <table:table-cell table:value-type="string" office:value="11 9876-5133">
            <text:p>11 9876-5133</text:p>
          </table:table-cell>
        </table:table-row>
        <table:table-row table:style-name="ro1">
          <table:table-cell table:value-type="string" office:value="ID134">
            <text:p>ID134</text:p>
          </table:table-cell>
          <table:table-cell table:value-type="string" office:value="Paciente 134">
            <text:p>Paciente 134</text:p>
          </table:table-cell>
          <table:table-cell table:value-type="string" office:value="pac134@email.com">
            <text:p>pac134@email.com</text:p>
          </table:table-cell>
          <table:table-cell table:value-type="string" office:value="11 9876-5134">
            <text:p>11 9876-5134</text:p>
          </table:table-cell>
        </table:table-row>
        <table:table-row table:style-name="ro1">
          <table:table-cell table:value-type="string" office:value="ID135">
            <text:p>ID135</text:p>
          </table:table-cell>
          <table:table-cell table:value-type="string" office:value="Paciente 135">
            <text:p>Paciente 135</text:p>
          </table:table-cell>
          <table:table-cell table:value-type="string" office:value="pac135@email.com">
            <text:p>pac135@email.com</text:p>
          </table:table-cell>
          <table:table-cell table:value-type="string" office:value="11 9876-5135">
            <text:p>11 9876-5135</text:p>
          </table:table-cell>
        </table:table-row>
        <table:table-row table:style-name="ro1">
          <table:table-cell table:value-type="string" office:value="ID136">
            <text:p>ID136</text:p>
          </table:table-cell>
          <table:table-cell table:value-type="string" office:value="Paciente 136">
            <text:p>Paciente 136</text:p>
          </table:table-cell>
          <table:table-cell table:value-type="string" office:value="pac136@email.com">
            <text:p>pac136@email.com</text:p>
          </table:table-cell>
          <table:table-cell table:value-type="string" office:value="11 9876-5136">
            <text:p>11 9876-5136</text:p>
          </table:table-cell>
        </table:table-row>
        <table:table-row table:style-name="ro1">
          <table:table-cell table:value-type="string" office:value="ID137">
            <text:p>ID137</text:p>
          </table:table-cell>
          <table:table-cell table:value-type="string" office:value="Paciente 137">
            <text:p>Paciente 137</text:p>
          </table:table-cell>
          <table:table-cell table:value-type="string" office:value="pac137@email.com">
            <text:p>pac137@email.com</text:p>
          </table:table-cell>
          <table:table-cell table:value-type="string" office:value="11 9876-5137">
            <text:p>11 9876-5137</text:p>
          </table:table-cell>
        </table:table-row>
        <table:table-row table:style-name="ro1">
          <table:table-cell table:value-type="string" office:value="ID138">
            <text:p>ID138</text:p>
          </table:table-cell>
          <table:table-cell table:value-type="string" office:value="Paciente 138">
            <text:p>Paciente 138</text:p>
          </table:table-cell>
          <table:table-cell table:value-type="string" office:value="pac138@email.com">
            <text:p>pac138@email.com</text:p>
          </table:table-cell>
          <table:table-cell table:value-type="string" office:value="11 9876-5138">
            <text:p>11 9876-5138</text:p>
          </table:table-cell>
        </table:table-row>
        <table:table-row table:style-name="ro1">
          <table:table-cell table:value-type="string" office:value="ID139">
            <text:p>ID139</text:p>
          </table:table-cell>
          <table:table-cell table:value-type="string" office:value="Paciente 139">
            <text:p>Paciente 139</text:p>
          </table:table-cell>
          <table:table-cell table:value-type="string" office:value="pac139@email.com">
            <text:p>pac139@email.com</text:p>
          </table:table-cell>
          <table:table-cell table:value-type="string" office:value="11 9876-5139">
            <text:p>11 9876-5139</text:p>
          </table:table-cell>
        </table:table-row>
        <table:table-row table:style-name="ro1">
          <table:table-cell table:value-type="string" office:value="ID140">
            <text:p>ID140</text:p>
          </table:table-cell>
          <table:table-cell table:value-type="string" office:value="Paciente 140">
            <text:p>Paciente 140</text:p>
          </table:table-cell>
          <table:table-cell table:value-type="string" office:value="pac140@email.com">
            <text:p>pac140@email.com</text:p>
          </table:table-cell>
          <table:table-cell table:value-type="string" office:value="11 9876-5140">
            <text:p>11 9876-5140</text:p>
          </table:table-cell>
        </table:table-row>
        <table:table-row table:style-name="ro1">
          <table:table-cell table:value-type="string" office:value="ID141">
            <text:p>ID141</text:p>
          </table:table-cell>
          <table:table-cell table:value-type="string" office:value="Paciente 141">
            <text:p>Paciente 141</text:p>
          </table:table-cell>
          <table:table-cell table:value-type="string" office:value="pac141@email.com">
            <text:p>pac141@email.com</text:p>
          </table:table-cell>
          <table:table-cell table:value-type="string" office:value="11 9876-5141">
            <text:p>11 9876-5141</text:p>
          </table:table-cell>
        </table:table-row>
        <table:table-row table:style-name="ro1">
          <table:table-cell table:value-type="string" office:value="ID142">
            <text:p>ID142</text:p>
          </table:table-cell>
          <table:table-cell table:value-type="string" office:value="Paciente 142">
            <text:p>Paciente 142</text:p>
          </table:table-cell>
          <table:table-cell table:value-type="string" office:value="pac142@email.com">
            <text:p>pac142@email.com</text:p>
          </table:table-cell>
          <table:table-cell table:value-type="string" office:value="11 9876-5142">
            <text:p>11 9876-5142</text:p>
          </table:table-cell>
        </table:table-row>
        <table:table-row table:style-name="ro1">
          <table:table-cell table:value-type="string" office:value="ID143">
            <text:p>ID143</text:p>
          </table:table-cell>
          <table:table-cell table:value-type="string" office:value="Paciente 143">
            <text:p>Paciente 143</text:p>
          </table:table-cell>
          <table:table-cell table:value-type="string" office:value="pac143@email.com">
            <text:p>pac143@email.com</text:p>
          </table:table-cell>
          <table:table-cell table:value-type="string" office:value="11 9876-5143">
            <text:p>11 9876-5143</text:p>
          </table:table-cell>
        </table:table-row>
        <table:table-row table:style-name="ro1">
          <table:table-cell table:value-type="string" office:value="ID144">
            <text:p>ID144</text:p>
          </table:table-cell>
          <table:table-cell table:value-type="string" office:value="Paciente 144">
            <text:p>Paciente 144</text:p>
          </table:table-cell>
          <table:table-cell table:value-type="string" office:value="pac144@email.com">
            <text:p>pac144@email.com</text:p>
          </table:table-cell>
          <table:table-cell table:value-type="string" office:value="11 9876-5144">
            <text:p>11 9876-5144</text:p>
          </table:table-cell>
        </table:table-row>
        <table:table-row table:style-name="ro1">
          <table:table-cell table:value-type="string" office:value="ID145">
            <text:p>ID145</text:p>
          </table:table-cell>
          <table:table-cell table:value-type="string" office:value="Paciente 145">
            <text:p>Paciente 145</text:p>
          </table:table-cell>
          <table:table-cell table:value-type="string" office:value="pac145@email.com">
            <text:p>pac145@email.com</text:p>
          </table:table-cell>
          <table:table-cell table:value-type="string" office:value="11 9876-5145">
            <text:p>11 9876-5145</text:p>
          </table:table-cell>
        </table:table-row>
        <table:table-row table:style-name="ro1">
          <table:table-cell table:value-type="string" office:value="ID146">
            <text:p>ID146</text:p>
          </table:table-cell>
          <table:table-cell table:value-type="string" office:value="Paciente 146">
            <text:p>Paciente 146</text:p>
          </table:table-cell>
          <table:table-cell table:value-type="string" office:value="pac146@email.com">
            <text:p>pac146@email.com</text:p>
          </table:table-cell>
          <table:table-cell table:value-type="string" office:value="11 9876-5146">
            <text:p>11 9876-5146</text:p>
          </table:table-cell>
        </table:table-row>
        <table:table-row table:style-name="ro1">
          <table:table-cell table:value-type="string" office:value="ID147">
            <text:p>ID147</text:p>
          </table:table-cell>
          <table:table-cell table:value-type="string" office:value="Paciente 147">
            <text:p>Paciente 147</text:p>
          </table:table-cell>
          <table:table-cell table:value-type="string" office:value="pac147@email.com">
            <text:p>pac147@email.com</text:p>
          </table:table-cell>
          <table:table-cell table:value-type="string" office:value="11 9876-5147">
            <text:p>11 9876-5147</text:p>
          </table:table-cell>
        </table:table-row>
        <table:table-row table:style-name="ro1">
          <table:table-cell table:value-type="string" office:value="ID148">
            <text:p>ID148</text:p>
          </table:table-cell>
          <table:table-cell table:value-type="string" office:value="Paciente 148">
            <text:p>Paciente 148</text:p>
          </table:table-cell>
          <table:table-cell table:value-type="string" office:value="pac148@email.com">
            <text:p>pac148@email.com</text:p>
          </table:table-cell>
          <table:table-cell table:value-type="string" office:value="11 9876-5148">
            <text:p>11 9876-5148</text:p>
          </table:table-cell>
        </table:table-row>
        <table:table-row table:style-name="ro1">
          <table:table-cell table:value-type="string" office:value="ID149">
            <text:p>ID149</text:p>
          </table:table-cell>
          <table:table-cell table:value-type="string" office:value="Paciente 149">
            <text:p>Paciente 149</text:p>
          </table:table-cell>
          <table:table-cell table:value-type="string" office:value="pac149@email.com">
            <text:p>pac149@email.com</text:p>
          </table:table-cell>
          <table:table-cell table:value-type="string" office:value="11 9876-5149">
            <text:p>11 9876-5149</text:p>
          </table:table-cell>
        </table:table-row>
        <table:table-row table:style-name="ro1">
          <table:table-cell table:value-type="string" office:value="ID150">
            <text:p>ID150</text:p>
          </table:table-cell>
          <table:table-cell table:value-type="string" office:value="Paciente 150">
            <text:p>Paciente 150</text:p>
          </table:table-cell>
          <table:table-cell table:value-type="string" office:value="pac150@email.com">
            <text:p>pac150@email.com</text:p>
          </table:table-cell>
          <table:table-cell table:value-type="string" office:value="11 9876-5150">
            <text:p>11 9876-5150</text:p>
          </table:table-cell>
        </table:table-row>
        <table:table-row table:style-name="ro1">
          <table:table-cell table:value-type="string" office:value="ID151">
            <text:p>ID151</text:p>
          </table:table-cell>
          <table:table-cell table:value-type="string" office:value="Paciente 151">
            <text:p>Paciente 151</text:p>
          </table:table-cell>
          <table:table-cell table:value-type="string" office:value="pac151@email.com">
            <text:p>pac151@email.com</text:p>
          </table:table-cell>
          <table:table-cell table:value-type="string" office:value="11 9876-5151">
            <text:p>11 9876-5151</text:p>
          </table:table-cell>
        </table:table-row>
        <table:table-row table:style-name="ro1">
          <table:table-cell table:value-type="string" office:value="ID152">
            <text:p>ID152</text:p>
          </table:table-cell>
          <table:table-cell table:value-type="string" office:value="Paciente 152">
            <text:p>Paciente 152</text:p>
          </table:table-cell>
          <table:table-cell table:value-type="string" office:value="pac152@email.com">
            <text:p>pac152@email.com</text:p>
          </table:table-cell>
          <table:table-cell table:value-type="string" office:value="11 9876-5152">
            <text:p>11 9876-5152</text:p>
          </table:table-cell>
        </table:table-row>
        <table:table-row table:style-name="ro1">
          <table:table-cell table:value-type="string" office:value="ID153">
            <text:p>ID153</text:p>
          </table:table-cell>
          <table:table-cell table:value-type="string" office:value="Paciente 153">
            <text:p>Paciente 153</text:p>
          </table:table-cell>
          <table:table-cell table:value-type="string" office:value="pac153@email.com">
            <text:p>pac153@email.com</text:p>
          </table:table-cell>
          <table:table-cell table:value-type="string" office:value="11 9876-5153">
            <text:p>11 9876-5153</text:p>
          </table:table-cell>
        </table:table-row>
        <table:table-row table:style-name="ro1">
          <table:table-cell table:value-type="string" office:value="ID154">
            <text:p>ID154</text:p>
          </table:table-cell>
          <table:table-cell table:value-type="string" office:value="Paciente 154">
            <text:p>Paciente 154</text:p>
          </table:table-cell>
          <table:table-cell table:value-type="string" office:value="pac154@email.com">
            <text:p>pac154@email.com</text:p>
          </table:table-cell>
          <table:table-cell table:value-type="string" office:value="11 9876-5154">
            <text:p>11 9876-5154</text:p>
          </table:table-cell>
        </table:table-row>
        <table:table-row table:style-name="ro1">
          <table:table-cell table:value-type="string" office:value="ID155">
            <text:p>ID155</text:p>
          </table:table-cell>
          <table:table-cell table:value-type="string" office:value="Paciente 155">
            <text:p>Paciente 155</text:p>
          </table:table-cell>
          <table:table-cell table:value-type="string" office:value="pac155@email.com">
            <text:p>pac155@email.com</text:p>
          </table:table-cell>
          <table:table-cell table:value-type="string" office:value="11 9876-5155">
            <text:p>11 9876-5155</text:p>
          </table:table-cell>
        </table:table-row>
        <table:table-row table:style-name="ro1">
          <table:table-cell table:value-type="string" office:value="ID156">
            <text:p>ID156</text:p>
          </table:table-cell>
          <table:table-cell table:value-type="string" office:value="Paciente 156">
            <text:p>Paciente 156</text:p>
          </table:table-cell>
          <table:table-cell table:value-type="string" office:value="pac156@email.com">
            <text:p>pac156@email.com</text:p>
          </table:table-cell>
          <table:table-cell table:value-type="string" office:value="11 9876-5156">
            <text:p>11 9876-5156</text:p>
          </table:table-cell>
        </table:table-row>
        <table:table-row table:style-name="ro1">
          <table:table-cell table:value-type="string" office:value="ID157">
            <text:p>ID157</text:p>
          </table:table-cell>
          <table:table-cell table:value-type="string" office:value="Paciente 157">
            <text:p>Paciente 157</text:p>
          </table:table-cell>
          <table:table-cell table:value-type="string" office:value="pac157@email.com">
            <text:p>pac157@email.com</text:p>
          </table:table-cell>
          <table:table-cell table:value-type="string" office:value="11 9876-5157">
            <text:p>11 9876-5157</text:p>
          </table:table-cell>
        </table:table-row>
        <table:table-row table:style-name="ro1">
          <table:table-cell table:value-type="string" office:value="ID158">
            <text:p>ID158</text:p>
          </table:table-cell>
          <table:table-cell table:value-type="string" office:value="Paciente 158">
            <text:p>Paciente 158</text:p>
          </table:table-cell>
          <table:table-cell table:value-type="string" office:value="pac158@email.com">
            <text:p>pac158@email.com</text:p>
          </table:table-cell>
          <table:table-cell table:value-type="string" office:value="11 9876-5158">
            <text:p>11 9876-5158</text:p>
          </table:table-cell>
        </table:table-row>
        <table:table-row table:style-name="ro1">
          <table:table-cell table:value-type="string" office:value="ID159">
            <text:p>ID159</text:p>
          </table:table-cell>
          <table:table-cell table:value-type="string" office:value="Paciente 159">
            <text:p>Paciente 159</text:p>
          </table:table-cell>
          <table:table-cell table:value-type="string" office:value="pac159@email.com">
            <text:p>pac159@email.com</text:p>
          </table:table-cell>
          <table:table-cell table:value-type="string" office:value="11 9876-5159">
            <text:p>11 9876-5159</text:p>
          </table:table-cell>
        </table:table-row>
        <table:table-row table:style-name="ro1">
          <table:table-cell table:value-type="string" office:value="ID160">
            <text:p>ID160</text:p>
          </table:table-cell>
          <table:table-cell table:value-type="string" office:value="Paciente 160">
            <text:p>Paciente 160</text:p>
          </table:table-cell>
          <table:table-cell table:value-type="string" office:value="pac160@email.com">
            <text:p>pac160@email.com</text:p>
          </table:table-cell>
          <table:table-cell table:value-type="string" office:value="11 9876-5160">
            <text:p>11 9876-5160</text:p>
          </table:table-cell>
        </table:table-row>
        <table:table-row table:style-name="ro1">
          <table:table-cell table:value-type="string" office:value="ID161">
            <text:p>ID161</text:p>
          </table:table-cell>
          <table:table-cell table:value-type="string" office:value="Paciente 161">
            <text:p>Paciente 161</text:p>
          </table:table-cell>
          <table:table-cell table:value-type="string" office:value="pac161@email.com">
            <text:p>pac161@email.com</text:p>
          </table:table-cell>
          <table:table-cell table:value-type="string" office:value="11 9876-5161">
            <text:p>11 9876-5161</text:p>
          </table:table-cell>
        </table:table-row>
        <table:table-row table:style-name="ro1">
          <table:table-cell table:value-type="string" office:value="ID162">
            <text:p>ID162</text:p>
          </table:table-cell>
          <table:table-cell table:value-type="string" office:value="Paciente 162">
            <text:p>Paciente 162</text:p>
          </table:table-cell>
          <table:table-cell table:value-type="string" office:value="pac162@email.com">
            <text:p>pac162@email.com</text:p>
          </table:table-cell>
          <table:table-cell table:value-type="string" office:value="11 9876-5162">
            <text:p>11 9876-5162</text:p>
          </table:table-cell>
        </table:table-row>
        <table:table-row table:style-name="ro1">
          <table:table-cell table:value-type="string" office:value="ID163">
            <text:p>ID163</text:p>
          </table:table-cell>
          <table:table-cell table:value-type="string" office:value="Paciente 163">
            <text:p>Paciente 163</text:p>
          </table:table-cell>
          <table:table-cell table:value-type="string" office:value="pac163@email.com">
            <text:p>pac163@email.com</text:p>
          </table:table-cell>
          <table:table-cell table:value-type="string" office:value="11 9876-5163">
            <text:p>11 9876-5163</text:p>
          </table:table-cell>
        </table:table-row>
        <table:table-row table:style-name="ro1">
          <table:table-cell table:value-type="string" office:value="ID164">
            <text:p>ID164</text:p>
          </table:table-cell>
          <table:table-cell table:value-type="string" office:value="Paciente 164">
            <text:p>Paciente 164</text:p>
          </table:table-cell>
          <table:table-cell table:value-type="string" office:value="pac164@email.com">
            <text:p>pac164@email.com</text:p>
          </table:table-cell>
          <table:table-cell table:value-type="string" office:value="11 9876-5164">
            <text:p>11 9876-5164</text:p>
          </table:table-cell>
        </table:table-row>
        <table:table-row table:style-name="ro1">
          <table:table-cell table:value-type="string" office:value="ID165">
            <text:p>ID165</text:p>
          </table:table-cell>
          <table:table-cell table:value-type="string" office:value="Paciente 165">
            <text:p>Paciente 165</text:p>
          </table:table-cell>
          <table:table-cell table:value-type="string" office:value="pac165@email.com">
            <text:p>pac165@email.com</text:p>
          </table:table-cell>
          <table:table-cell table:value-type="string" office:value="11 9876-5165">
            <text:p>11 9876-5165</text:p>
          </table:table-cell>
        </table:table-row>
        <table:table-row table:style-name="ro1">
          <table:table-cell table:value-type="string" office:value="ID166">
            <text:p>ID166</text:p>
          </table:table-cell>
          <table:table-cell table:value-type="string" office:value="Paciente 166">
            <text:p>Paciente 166</text:p>
          </table:table-cell>
          <table:table-cell table:value-type="string" office:value="pac166@email.com">
            <text:p>pac166@email.com</text:p>
          </table:table-cell>
          <table:table-cell table:value-type="string" office:value="11 9876-5166">
            <text:p>11 9876-5166</text:p>
          </table:table-cell>
        </table:table-row>
        <table:table-row table:style-name="ro1">
          <table:table-cell table:value-type="string" office:value="ID167">
            <text:p>ID167</text:p>
          </table:table-cell>
          <table:table-cell table:value-type="string" office:value="Paciente 167">
            <text:p>Paciente 167</text:p>
          </table:table-cell>
          <table:table-cell table:value-type="string" office:value="pac167@email.com">
            <text:p>pac167@email.com</text:p>
          </table:table-cell>
          <table:table-cell table:value-type="string" office:value="11 9876-5167">
            <text:p>11 9876-5167</text:p>
          </table:table-cell>
        </table:table-row>
        <table:table-row table:style-name="ro1">
          <table:table-cell table:value-type="string" office:value="ID168">
            <text:p>ID168</text:p>
          </table:table-cell>
          <table:table-cell table:value-type="string" office:value="Paciente 168">
            <text:p>Paciente 168</text:p>
          </table:table-cell>
          <table:table-cell table:value-type="string" office:value="pac168@email.com">
            <text:p>pac168@email.com</text:p>
          </table:table-cell>
          <table:table-cell table:value-type="string" office:value="11 9876-5168">
            <text:p>11 9876-5168</text:p>
          </table:table-cell>
        </table:table-row>
        <table:table-row table:style-name="ro1">
          <table:table-cell table:value-type="string" office:value="ID169">
            <text:p>ID169</text:p>
          </table:table-cell>
          <table:table-cell table:value-type="string" office:value="Paciente 169">
            <text:p>Paciente 169</text:p>
          </table:table-cell>
          <table:table-cell table:value-type="string" office:value="pac169@email.com">
            <text:p>pac169@email.com</text:p>
          </table:table-cell>
          <table:table-cell table:value-type="string" office:value="11 9876-5169">
            <text:p>11 9876-5169</text:p>
          </table:table-cell>
        </table:table-row>
        <table:table-row table:style-name="ro1">
          <table:table-cell table:value-type="string" office:value="ID170">
            <text:p>ID170</text:p>
          </table:table-cell>
          <table:table-cell table:value-type="string" office:value="Paciente 170">
            <text:p>Paciente 170</text:p>
          </table:table-cell>
          <table:table-cell table:value-type="string" office:value="pac170@email.com">
            <text:p>pac170@email.com</text:p>
          </table:table-cell>
          <table:table-cell table:value-type="string" office:value="11 9876-5170">
            <text:p>11 9876-5170</text:p>
          </table:table-cell>
        </table:table-row>
        <table:table-row table:style-name="ro1">
          <table:table-cell table:value-type="string" office:value="ID171">
            <text:p>ID171</text:p>
          </table:table-cell>
          <table:table-cell table:value-type="string" office:value="Paciente 171">
            <text:p>Paciente 171</text:p>
          </table:table-cell>
          <table:table-cell table:value-type="string" office:value="pac171@email.com">
            <text:p>pac171@email.com</text:p>
          </table:table-cell>
          <table:table-cell table:value-type="string" office:value="11 9876-5171">
            <text:p>11 9876-5171</text:p>
          </table:table-cell>
        </table:table-row>
        <table:table-row table:style-name="ro1">
          <table:table-cell table:value-type="string" office:value="ID172">
            <text:p>ID172</text:p>
          </table:table-cell>
          <table:table-cell table:value-type="string" office:value="Paciente 172">
            <text:p>Paciente 172</text:p>
          </table:table-cell>
          <table:table-cell table:value-type="string" office:value="pac172@email.com">
            <text:p>pac172@email.com</text:p>
          </table:table-cell>
          <table:table-cell table:value-type="string" office:value="11 9876-5172">
            <text:p>11 9876-5172</text:p>
          </table:table-cell>
        </table:table-row>
        <table:table-row table:style-name="ro1">
          <table:table-cell table:value-type="string" office:value="ID173">
            <text:p>ID173</text:p>
          </table:table-cell>
          <table:table-cell table:value-type="string" office:value="Paciente 173">
            <text:p>Paciente 173</text:p>
          </table:table-cell>
          <table:table-cell table:value-type="string" office:value="pac173@email.com">
            <text:p>pac173@email.com</text:p>
          </table:table-cell>
          <table:table-cell table:value-type="string" office:value="11 9876-5173">
            <text:p>11 9876-5173</text:p>
          </table:table-cell>
        </table:table-row>
        <table:table-row table:style-name="ro1">
          <table:table-cell table:value-type="string" office:value="ID174">
            <text:p>ID174</text:p>
          </table:table-cell>
          <table:table-cell table:value-type="string" office:value="Paciente 174">
            <text:p>Paciente 174</text:p>
          </table:table-cell>
          <table:table-cell table:value-type="string" office:value="pac174@email.com">
            <text:p>pac174@email.com</text:p>
          </table:table-cell>
          <table:table-cell table:value-type="string" office:value="11 9876-5174">
            <text:p>11 9876-5174</text:p>
          </table:table-cell>
        </table:table-row>
        <table:table-row table:style-name="ro1">
          <table:table-cell table:value-type="string" office:value="ID175">
            <text:p>ID175</text:p>
          </table:table-cell>
          <table:table-cell table:value-type="string" office:value="Paciente 175">
            <text:p>Paciente 175</text:p>
          </table:table-cell>
          <table:table-cell table:value-type="string" office:value="pac175@email.com">
            <text:p>pac175@email.com</text:p>
          </table:table-cell>
          <table:table-cell table:value-type="string" office:value="11 9876-5175">
            <text:p>11 9876-5175</text:p>
          </table:table-cell>
        </table:table-row>
        <table:table-row table:style-name="ro1">
          <table:table-cell table:value-type="string" office:value="ID176">
            <text:p>ID176</text:p>
          </table:table-cell>
          <table:table-cell table:value-type="string" office:value="Paciente 176">
            <text:p>Paciente 176</text:p>
          </table:table-cell>
          <table:table-cell table:value-type="string" office:value="pac176@email.com">
            <text:p>pac176@email.com</text:p>
          </table:table-cell>
          <table:table-cell table:value-type="string" office:value="11 9876-5176">
            <text:p>11 9876-5176</text:p>
          </table:table-cell>
        </table:table-row>
        <table:table-row table:style-name="ro1">
          <table:table-cell table:value-type="string" office:value="ID177">
            <text:p>ID177</text:p>
          </table:table-cell>
          <table:table-cell table:value-type="string" office:value="Paciente 177">
            <text:p>Paciente 177</text:p>
          </table:table-cell>
          <table:table-cell table:value-type="string" office:value="pac177@email.com">
            <text:p>pac177@email.com</text:p>
          </table:table-cell>
          <table:table-cell table:value-type="string" office:value="11 9876-5177">
            <text:p>11 9876-5177</text:p>
          </table:table-cell>
        </table:table-row>
        <table:table-row table:style-name="ro1">
          <table:table-cell table:value-type="string" office:value="ID178">
            <text:p>ID178</text:p>
          </table:table-cell>
          <table:table-cell table:value-type="string" office:value="Paciente 178">
            <text:p>Paciente 178</text:p>
          </table:table-cell>
          <table:table-cell table:value-type="string" office:value="pac178@email.com">
            <text:p>pac178@email.com</text:p>
          </table:table-cell>
          <table:table-cell table:value-type="string" office:value="11 9876-5178">
            <text:p>11 9876-5178</text:p>
          </table:table-cell>
        </table:table-row>
        <table:table-row table:style-name="ro1">
          <table:table-cell table:value-type="string" office:value="ID179">
            <text:p>ID179</text:p>
          </table:table-cell>
          <table:table-cell table:value-type="string" office:value="Paciente 179">
            <text:p>Paciente 179</text:p>
          </table:table-cell>
          <table:table-cell table:value-type="string" office:value="pac179@email.com">
            <text:p>pac179@email.com</text:p>
          </table:table-cell>
          <table:table-cell table:value-type="string" office:value="11 9876-5179">
            <text:p>11 9876-5179</text:p>
          </table:table-cell>
        </table:table-row>
        <table:table-row table:style-name="ro1">
          <table:table-cell table:value-type="string" office:value="ID180">
            <text:p>ID180</text:p>
          </table:table-cell>
          <table:table-cell table:value-type="string" office:value="Paciente 180">
            <text:p>Paciente 180</text:p>
          </table:table-cell>
          <table:table-cell table:value-type="string" office:value="pac180@email.com">
            <text:p>pac180@email.com</text:p>
          </table:table-cell>
          <table:table-cell table:value-type="string" office:value="11 9876-5180">
            <text:p>11 9876-5180</text:p>
          </table:table-cell>
        </table:table-row>
        <table:table-row table:style-name="ro1">
          <table:table-cell table:value-type="string" office:value="ID181">
            <text:p>ID181</text:p>
          </table:table-cell>
          <table:table-cell table:value-type="string" office:value="Paciente 181">
            <text:p>Paciente 181</text:p>
          </table:table-cell>
          <table:table-cell table:value-type="string" office:value="pac181@email.com">
            <text:p>pac181@email.com</text:p>
          </table:table-cell>
          <table:table-cell table:value-type="string" office:value="11 9876-5181">
            <text:p>11 9876-5181</text:p>
          </table:table-cell>
        </table:table-row>
        <table:table-row table:style-name="ro1">
          <table:table-cell table:value-type="string" office:value="ID182">
            <text:p>ID182</text:p>
          </table:table-cell>
          <table:table-cell table:value-type="string" office:value="Paciente 182">
            <text:p>Paciente 182</text:p>
          </table:table-cell>
          <table:table-cell table:value-type="string" office:value="pac182@email.com">
            <text:p>pac182@email.com</text:p>
          </table:table-cell>
          <table:table-cell table:value-type="string" office:value="11 9876-5182">
            <text:p>11 9876-5182</text:p>
          </table:table-cell>
        </table:table-row>
        <table:table-row table:style-name="ro1">
          <table:table-cell table:value-type="string" office:value="ID183">
            <text:p>ID183</text:p>
          </table:table-cell>
          <table:table-cell table:value-type="string" office:value="Paciente 183">
            <text:p>Paciente 183</text:p>
          </table:table-cell>
          <table:table-cell table:value-type="string" office:value="pac183@email.com">
            <text:p>pac183@email.com</text:p>
          </table:table-cell>
          <table:table-cell table:value-type="string" office:value="11 9876-5183">
            <text:p>11 9876-5183</text:p>
          </table:table-cell>
        </table:table-row>
        <table:table-row table:style-name="ro1">
          <table:table-cell table:value-type="string" office:value="ID184">
            <text:p>ID184</text:p>
          </table:table-cell>
          <table:table-cell table:value-type="string" office:value="Paciente 184">
            <text:p>Paciente 184</text:p>
          </table:table-cell>
          <table:table-cell table:value-type="string" office:value="pac184@email.com">
            <text:p>pac184@email.com</text:p>
          </table:table-cell>
          <table:table-cell table:value-type="string" office:value="11 9876-5184">
            <text:p>11 9876-5184</text:p>
          </table:table-cell>
        </table:table-row>
        <table:table-row table:style-name="ro1">
          <table:table-cell table:value-type="string" office:value="ID185">
            <text:p>ID185</text:p>
          </table:table-cell>
          <table:table-cell table:value-type="string" office:value="Paciente 185">
            <text:p>Paciente 185</text:p>
          </table:table-cell>
          <table:table-cell table:value-type="string" office:value="pac185@email.com">
            <text:p>pac185@email.com</text:p>
          </table:table-cell>
          <table:table-cell table:value-type="string" office:value="11 9876-5185">
            <text:p>11 9876-5185</text:p>
          </table:table-cell>
        </table:table-row>
        <table:table-row table:style-name="ro1">
          <table:table-cell table:value-type="string" office:value="ID186">
            <text:p>ID186</text:p>
          </table:table-cell>
          <table:table-cell table:value-type="string" office:value="Paciente 186">
            <text:p>Paciente 186</text:p>
          </table:table-cell>
          <table:table-cell table:value-type="string" office:value="pac186@email.com">
            <text:p>pac186@email.com</text:p>
          </table:table-cell>
          <table:table-cell table:value-type="string" office:value="11 9876-5186">
            <text:p>11 9876-5186</text:p>
          </table:table-cell>
        </table:table-row>
        <table:table-row table:style-name="ro1">
          <table:table-cell table:value-type="string" office:value="ID187">
            <text:p>ID187</text:p>
          </table:table-cell>
          <table:table-cell table:value-type="string" office:value="Paciente 187">
            <text:p>Paciente 187</text:p>
          </table:table-cell>
          <table:table-cell table:value-type="string" office:value="pac187@email.com">
            <text:p>pac187@email.com</text:p>
          </table:table-cell>
          <table:table-cell table:value-type="string" office:value="11 9876-5187">
            <text:p>11 9876-5187</text:p>
          </table:table-cell>
        </table:table-row>
        <table:table-row table:style-name="ro1">
          <table:table-cell table:value-type="string" office:value="ID188">
            <text:p>ID188</text:p>
          </table:table-cell>
          <table:table-cell table:value-type="string" office:value="Paciente 188">
            <text:p>Paciente 188</text:p>
          </table:table-cell>
          <table:table-cell table:value-type="string" office:value="pac188@email.com">
            <text:p>pac188@email.com</text:p>
          </table:table-cell>
          <table:table-cell table:value-type="string" office:value="11 9876-5188">
            <text:p>11 9876-5188</text:p>
          </table:table-cell>
        </table:table-row>
        <table:table-row table:style-name="ro1">
          <table:table-cell table:value-type="string" office:value="ID189">
            <text:p>ID189</text:p>
          </table:table-cell>
          <table:table-cell table:value-type="string" office:value="Paciente 189">
            <text:p>Paciente 189</text:p>
          </table:table-cell>
          <table:table-cell table:value-type="string" office:value="pac189@email.com">
            <text:p>pac189@email.com</text:p>
          </table:table-cell>
          <table:table-cell table:value-type="string" office:value="11 9876-5189">
            <text:p>11 9876-5189</text:p>
          </table:table-cell>
        </table:table-row>
        <table:table-row table:style-name="ro1">
          <table:table-cell table:value-type="string" office:value="ID190">
            <text:p>ID190</text:p>
          </table:table-cell>
          <table:table-cell table:value-type="string" office:value="Paciente 190">
            <text:p>Paciente 190</text:p>
          </table:table-cell>
          <table:table-cell table:value-type="string" office:value="pac190@email.com">
            <text:p>pac190@email.com</text:p>
          </table:table-cell>
          <table:table-cell table:value-type="string" office:value="11 9876-5190">
            <text:p>11 9876-5190</text:p>
          </table:table-cell>
        </table:table-row>
        <table:table-row table:style-name="ro1">
          <table:table-cell table:value-type="string" office:value="ID191">
            <text:p>ID191</text:p>
          </table:table-cell>
          <table:table-cell table:value-type="string" office:value="Paciente 191">
            <text:p>Paciente 191</text:p>
          </table:table-cell>
          <table:table-cell table:value-type="string" office:value="pac191@email.com">
            <text:p>pac191@email.com</text:p>
          </table:table-cell>
          <table:table-cell table:value-type="string" office:value="11 9876-5191">
            <text:p>11 9876-5191</text:p>
          </table:table-cell>
        </table:table-row>
        <table:table-row table:style-name="ro1">
          <table:table-cell table:value-type="string" office:value="ID192">
            <text:p>ID192</text:p>
          </table:table-cell>
          <table:table-cell table:value-type="string" office:value="Paciente 192">
            <text:p>Paciente 192</text:p>
          </table:table-cell>
          <table:table-cell table:value-type="string" office:value="pac192@email.com">
            <text:p>pac192@email.com</text:p>
          </table:table-cell>
          <table:table-cell table:value-type="string" office:value="11 9876-5192">
            <text:p>11 9876-5192</text:p>
          </table:table-cell>
        </table:table-row>
        <table:table-row table:style-name="ro1">
          <table:table-cell table:value-type="string" office:value="ID193">
            <text:p>ID193</text:p>
          </table:table-cell>
          <table:table-cell table:value-type="string" office:value="Paciente 193">
            <text:p>Paciente 193</text:p>
          </table:table-cell>
          <table:table-cell table:value-type="string" office:value="pac193@email.com">
            <text:p>pac193@email.com</text:p>
          </table:table-cell>
          <table:table-cell table:value-type="string" office:value="11 9876-5193">
            <text:p>11 9876-5193</text:p>
          </table:table-cell>
        </table:table-row>
        <table:table-row table:style-name="ro1">
          <table:table-cell table:value-type="string" office:value="ID194">
            <text:p>ID194</text:p>
          </table:table-cell>
          <table:table-cell table:value-type="string" office:value="Paciente 194">
            <text:p>Paciente 194</text:p>
          </table:table-cell>
          <table:table-cell table:value-type="string" office:value="pac194@email.com">
            <text:p>pac194@email.com</text:p>
          </table:table-cell>
          <table:table-cell table:value-type="string" office:value="11 9876-5194">
            <text:p>11 9876-5194</text:p>
          </table:table-cell>
        </table:table-row>
        <table:table-row table:style-name="ro1">
          <table:table-cell table:value-type="string" office:value="ID195">
            <text:p>ID195</text:p>
          </table:table-cell>
          <table:table-cell table:value-type="string" office:value="Paciente 195">
            <text:p>Paciente 195</text:p>
          </table:table-cell>
          <table:table-cell table:value-type="string" office:value="pac195@email.com">
            <text:p>pac195@email.com</text:p>
          </table:table-cell>
          <table:table-cell table:value-type="string" office:value="11 9876-5195">
            <text:p>11 9876-5195</text:p>
          </table:table-cell>
        </table:table-row>
        <table:table-row table:style-name="ro1">
          <table:table-cell table:value-type="string" office:value="ID196">
            <text:p>ID196</text:p>
          </table:table-cell>
          <table:table-cell table:value-type="string" office:value="Paciente 196">
            <text:p>Paciente 196</text:p>
          </table:table-cell>
          <table:table-cell table:value-type="string" office:value="pac196@email.com">
            <text:p>pac196@email.com</text:p>
          </table:table-cell>
          <table:table-cell table:value-type="string" office:value="11 9876-5196">
            <text:p>11 9876-5196</text:p>
          </table:table-cell>
        </table:table-row>
        <table:table-row table:style-name="ro1">
          <table:table-cell table:value-type="string" office:value="ID197">
            <text:p>ID197</text:p>
          </table:table-cell>
          <table:table-cell table:value-type="string" office:value="Paciente 197">
            <text:p>Paciente 197</text:p>
          </table:table-cell>
          <table:table-cell table:value-type="string" office:value="pac197@email.com">
            <text:p>pac197@email.com</text:p>
          </table:table-cell>
          <table:table-cell table:value-type="string" office:value="11 9876-5197">
            <text:p>11 9876-5197</text:p>
          </table:table-cell>
        </table:table-row>
        <table:table-row table:style-name="ro1">
          <table:table-cell table:value-type="string" office:value="ID198">
            <text:p>ID198</text:p>
          </table:table-cell>
          <table:table-cell table:value-type="string" office:value="Paciente 198">
            <text:p>Paciente 198</text:p>
          </table:table-cell>
          <table:table-cell table:value-type="string" office:value="pac198@email.com">
            <text:p>pac198@email.com</text:p>
          </table:table-cell>
          <table:table-cell table:value-type="string" office:value="11 9876-5198">
            <text:p>11 9876-5198</text:p>
          </table:table-cell>
        </table:table-row>
        <table:table-row table:style-name="ro1">
          <table:table-cell table:value-type="string" office:value="ID199">
            <text:p>ID199</text:p>
          </table:table-cell>
          <table:table-cell table:value-type="string" office:value="Paciente 199">
            <text:p>Paciente 199</text:p>
          </table:table-cell>
          <table:table-cell table:value-type="string" office:value="pac199@email.com">
            <text:p>pac199@email.com</text:p>
          </table:table-cell>
          <table:table-cell table:value-type="string" office:value="11 9876-5199">
            <text:p>11 9876-5199</text:p>
          </table:table-cell>
        </table:table-row>
        <table:table-row table:style-name="ro1">
          <table:table-cell table:value-type="string" office:value="ID200">
            <text:p>ID200</text:p>
          </table:table-cell>
          <table:table-cell table:value-type="string" office:value="Paciente 200">
            <text:p>Paciente 200</text:p>
          </table:table-cell>
          <table:table-cell table:value-type="string" office:value="pac200@email.com">
            <text:p>pac200@email.com</text:p>
          </table:table-cell>
          <table:table-cell table:value-type="string" office:value="11 9876-5200">
            <text:p>11 9876-52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>
  <office:styles/>
  <office:automatic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2">
  <office:meta>
    <dc:title>Teste Pacientes</dc:title>
    <dc:description>Arquivo de teste com 200 pacientes</dc:description>
    <meta:creation-date>2024-01-01T00:00:00</meta:creation-date>
  </office:meta>
</office:document-meta>
</file>